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55cm" fo:min-width="0.1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0.498cm"/>
    </style:style>
    <style:style style:name="gr21" style:family="graphic" style:parent-style-name="standard">
      <style:graphic-properties draw:textarea-horizontal-align="justify" draw:textarea-vertical-align="middle" draw:auto-grow-height="false" fo:min-height="0.331cm" fo:min-width="1.9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-color="#ffffff" draw:textarea-horizontal-align="justify" draw:textarea-vertical-align="top" draw:auto-grow-height="false" fo:min-height="1.75cm" fo:min-width="3.5cm"/>
    </style:style>
    <style:style style:name="gr24" style:family="graphic" style:parent-style-name="standard">
      <style:graphic-properties draw:textarea-horizontal-align="justify" draw:textarea-vertical-align="middle" draw:auto-grow-height="false" fo:min-height="0.351cm" fo:min-width="0.418cm"/>
    </style:style>
    <style:style style:name="gr25" style:family="graphic" style:parent-style-name="standard">
      <style:graphic-properties draw:textarea-horizontal-align="justify" draw:textarea-vertical-align="middle" draw:auto-grow-height="false" fo:min-height="0.351cm" fo:min-width="1.49cm"/>
    </style:style>
    <style:style style:name="gr26" style:family="graphic" style:parent-style-name="standard">
      <style:graphic-properties draw:textarea-horizontal-align="justify" draw:textarea-vertical-align="middle" draw:auto-grow-height="false" fo:min-height="0.351cm" fo:min-width="1.03cm"/>
    </style:style>
    <style:style style:name="gr27" style:family="graphic" style:parent-style-name="standard">
      <style:graphic-properties draw:textarea-horizontal-align="justify" draw:textarea-vertical-align="middle" draw:auto-grow-height="false" fo:min-height="0.151cm" fo:min-width="0.158cm"/>
    </style:style>
    <style:style style:name="gr28" style:family="graphic" style:parent-style-name="standard">
      <style:graphic-properties draw:fill-color="#ffffff" draw:textarea-horizontal-align="justify" draw:textarea-vertical-align="top" draw:auto-grow-height="false" fo:min-height="6.35cm" fo:min-width="6.9cm"/>
    </style:style>
    <style:style style:name="gr29" style:family="graphic" style:parent-style-name="standard">
      <style:graphic-properties draw:textarea-horizontal-align="justify" draw:textarea-vertical-align="middle" draw:auto-grow-height="false" fo:min-height="0.351cm" fo:min-width="0.724cm"/>
    </style:style>
    <style:style style:name="gr30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3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000000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3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6.352cm"/>
    </style:style>
    <style:style style:name="gr36" style:family="graphic" style:parent-style-name="standard">
      <style:graphic-properties draw:textarea-horizontal-align="justify" draw:textarea-vertical-align="middle" draw:auto-grow-height="false" fo:min-height="0.751cm" fo:min-width="0.098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8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39" style:family="graphic" style:parent-style-name="standard">
      <style:graphic-properties draw:textarea-horizontal-align="justify" draw:textarea-vertical-align="middle" draw:auto-grow-height="false" fo:min-height="0.65cm" fo:min-width="6.907cm"/>
    </style:style>
    <style:style style:name="gr4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41" style:family="graphic" style:parent-style-name="standard">
      <style:graphic-properties draw:textarea-horizontal-align="justify" draw:textarea-vertical-align="middle" draw:auto-grow-height="false" fo:min-height="0.433cm" fo:min-width="0.23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43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44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46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47" style:family="graphic" style:parent-style-name="objectwithoutfill">
      <style:graphic-properties draw:marker-end-width="0.3cm" draw:fill="none" draw:textarea-vertical-align="middle"/>
    </style:style>
    <style:style style:name="gr48" style:family="graphic" style:parent-style-name="standard">
      <style:graphic-properties draw:textarea-vertical-align="middle"/>
    </style:style>
    <style:style style:name="gr49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50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51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52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5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55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 fo:padding-top="0cm" fo:padding-bottom="0cm" fo:padding-left="0cm" fo:padding-right="0cm"/>
    </style:style>
    <style:style style:name="gr57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58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7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63" style:family="graphic" style:parent-style-name="standard">
      <style:graphic-properties draw:textarea-horizontal-align="justify" draw:textarea-vertical-align="middle" draw:auto-grow-height="false" fo:min-height="0.15cm" fo:min-width="13.03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65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fo:padding-top="0cm" fo:padding-bottom="0cm" fo:padding-left="0cm" fo:padding-right="0cm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68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 fo:padding-top="0cm" fo:padding-bottom="0cm" fo:padding-left="0cm" fo:padding-right="0cm"/>
    </style:style>
    <style:style style:name="gr70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71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72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73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75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76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78" style:family="graphic" style:parent-style-name="standard">
      <style:graphic-properties draw:textarea-horizontal-align="justify" draw:textarea-vertical-align="middle" draw:auto-grow-height="false" fo:min-height="4.751cm" fo:min-width="1.796cm"/>
    </style:style>
    <style:style style:name="gr79" style:family="graphic" style:parent-style-name="standard">
      <style:graphic-properties draw:textarea-horizontal-align="justify" draw:textarea-vertical-align="middle" draw:auto-grow-height="false" fo:min-height="4.751cm" fo:min-width="4.09cm"/>
    </style:style>
    <style:style style:name="gr80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81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83" style:family="graphic" style:parent-style-name="objectwithoutfill">
      <style:graphic-properties draw:fill="none" draw:textarea-horizontal-align="center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739cm"/>
    </style:style>
    <style:style style:name="gr85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3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27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78cm"/>
    </style:style>
    <style:style style:name="gr89" style:family="graphic" style:parent-style-name="objectwithoutfill">
      <style:graphic-properties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.542cm"/>
    </style:style>
    <style:style style:name="P1" style:family="paragraph">
      <loext:graphic-properties draw:fill="none"/>
      <style:paragraph-properties fo:text-align="center"/>
      <style:text-properties fo:font-size="14pt" style:font-size-asian="14pt" style:language-asian="zh" style:country-asian="CN" style:font-size-complex="18pt"/>
    </style:style>
    <style:style style:name="P2" style:family="paragraph">
      <loext:graphic-properties draw:fill="none" draw:fill-color="#ffffff"/>
      <style:text-properties fo:font-size="18pt" style:font-size-asian="18pt" style:language-asian="zh" style:country-asian="CN" style:font-size-complex="18pt"/>
    </style:style>
    <style:style style:name="P3" style:family="paragraph">
      <style:paragraph-properties fo:text-align="center"/>
      <style:text-properties fo:font-size="14pt" style:font-size-asian="14pt" style:language-asian="zh" style:country-asian="CN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language-asian="zh" style:country-asian="CN" style:font-size-complex="18pt"/>
    </style:style>
    <style:style style:name="P6" style:family="paragraph">
      <loext:graphic-properties draw:fill="none" draw:fill-color="#ffffff"/>
      <style:text-properties fo:font-size="9pt" style:font-size-asian="9pt" style:language-asian="zh" style:country-asian="CN" style:font-size-complex="9pt"/>
    </style:style>
    <style:style style:name="P7" style:family="paragraph">
      <style:paragraph-properties fo:text-align="center"/>
      <style:text-properties fo:font-size="9pt" style:font-size-asian="14pt" style:language-asian="zh" style:country-asian="CN" style:font-size-complex="18pt"/>
    </style:style>
    <style:style style:name="P8" style:family="paragraph">
      <loext:graphic-properties draw:fill="none"/>
      <style:paragraph-properties fo:text-align="center"/>
      <style:text-properties style:language-asian="zh" style:country-asian="CN"/>
    </style:style>
    <style:style style:name="P9" style:family="paragraph">
      <loext:graphic-properties draw:fill="none" draw:fill-color="#ffffff"/>
      <style:text-properties fo:font-size="14pt" style:font-size-asian="14pt" style:language-asian="zh" style:country-asian="CN" style:font-size-complex="1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language-asian="zh" style:country-asian="CN"/>
    </style:style>
    <style:style style:name="P12" style:family="paragraph">
      <loext:graphic-properties draw:fill-color="#000000"/>
      <style:paragraph-properties fo:text-align="center"/>
      <style:text-properties style:language-asian="zh" style:country-asian="CN"/>
    </style:style>
    <style:style style:name="P13" style:family="paragraph">
      <loext:graphic-properties draw:fill="none" draw:fill-color="#ffffff"/>
      <style:text-properties style:language-asian="zh" style:country-asian="CN"/>
    </style:style>
    <style:style style:name="P14" style:family="paragraph">
      <loext:graphic-properties draw:fill="none" draw:fill-color="#ffffff"/>
      <style:text-properties fo:font-size="36pt" style:font-size-asian="36pt" style:language-asian="zh" style:country-asian="CN" style:font-size-complex="3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fo:font-size="10.5pt" style:font-size-asian="10.5pt" style:font-size-complex="18pt"/>
    </style:style>
    <style:style style:name="P17" style:family="paragraph">
      <style:text-properties fo:font-size="10.5pt" style:font-size-asian="10.5pt" style:font-size-complex="18pt"/>
    </style:style>
    <style:style style:name="P18" style:family="paragraph">
      <loext:graphic-properties draw:fill="none" draw:fill-color="#ffffff"/>
      <style:text-properties fo:font-size="10.5pt" style:font-size-asian="10.5pt" style:font-size-complex="18pt"/>
    </style:style>
    <style:style style:name="P19" style:family="paragraph">
      <style:paragraph-properties fo:text-align="center"/>
      <style:text-properties fo:color="#ff3333" fo:font-size="14pt" style:font-size-asian="14pt" style:font-size-complex="14pt"/>
    </style:style>
    <style:style style:name="P20" style:family="paragraph">
      <loext:graphic-properties draw:fill-color="#ffffff"/>
      <style:paragraph-properties fo:text-align="center"/>
      <style:text-properties fo:color="#ff3333" fo:font-size="14pt" style:font-size-asian="14pt" style:font-size-complex="14pt"/>
    </style:style>
    <style:style style:name="P21" style:family="paragraph">
      <loext:graphic-properties draw:fill="none"/>
      <style:paragraph-properties fo:text-align="center"/>
      <style:text-properties fo:font-size="10.5pt" style:font-size-asian="10.5pt" style:font-size-complex="18pt"/>
    </style:style>
    <style:style style:name="P22" style:family="paragraph">
      <loext:graphic-properties draw:fill-color="#000000"/>
      <style:paragraph-properties fo:text-align="center"/>
      <style:text-properties fo:font-size="10.5pt" style:font-size-asian="10.5pt" style:font-size-complex="18pt"/>
    </style:style>
    <style:style style:name="P23" style:family="paragraph">
      <style:paragraph-properties fo:text-align="center"/>
      <style:text-properties style:font-size-asian="18pt" style:language-asian="zh" style:country-asian="CN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size="10.5pt" style:font-size-asian="10.5pt" style:language-asian="zh" style:country-asian="CN" style:font-size-complex="10.5pt"/>
    </style:style>
    <style:style style:name="P26" style:family="paragraph">
      <style:paragraph-properties fo:text-align="start"/>
      <style:text-properties style:font-size-asian="18pt" style:language-asian="zh" style:country-asian="CN"/>
    </style:style>
    <style:style style:name="P27" style:family="paragraph">
      <style:paragraph-properties fo:text-align="start"/>
      <style:text-properties fo:font-size="18pt" style:language-asian="zh" style:country-asian="CN"/>
    </style:style>
    <style:style style:name="P28" style:family="paragraph">
      <style:paragraph-properties fo:text-align="center"/>
      <style:text-properties fo:font-size="18pt" style:font-size-asian="14pt" style:language-asian="zh" style:country-asian="CN" style:font-size-complex="18pt"/>
    </style:style>
    <style:style style:name="P29" style:family="paragraph">
      <loext:graphic-properties draw:fill="solid" draw:fill-color="#cccccc"/>
      <style:text-properties style:language-asian="zh" style:country-asian="CN"/>
    </style:style>
    <style:style style:name="P30" style:family="paragraph">
      <style:paragraph-properties fo:text-align="start"/>
      <style:text-properties style:language-asian="zh" style:country-asian="CN"/>
    </style:style>
    <style:style style:name="P31" style:family="paragraph">
      <loext:graphic-properties draw:fill="none" draw:fill-color="#ffffff"/>
      <style:paragraph-properties fo:text-align="start"/>
      <style:text-properties style:language-asian="zh" style:country-asian="CN"/>
    </style:style>
    <style:style style:name="P32" style:family="paragraph">
      <loext:graphic-properties draw:fill="solid" draw:fill-color="#dddddd"/>
      <style:text-properties style:language-asian="zh" style:country-asian="CN"/>
    </style:style>
    <style:style style:name="P33" style:family="paragraph">
      <style:paragraph-properties fo:text-align="center"/>
      <style:text-properties fo:font-size="10.5pt" style:font-size-asian="10.5pt" style:language-asian="zh" style:country-asian="CN" style:font-size-complex="10.5pt"/>
    </style:style>
    <style:style style:name="P34" style:family="paragraph">
      <loext:graphic-properties draw:fill="none"/>
      <style:paragraph-properties fo:text-align="center"/>
      <style:text-properties fo:font-size="10.5pt" style:font-size-asian="10.5pt" style:language-asian="zh" style:country-asian="CN" style:font-size-complex="18pt"/>
    </style:style>
    <style:style style:name="P35" style:family="paragraph">
      <loext:graphic-properties draw:fill="none" draw:fill-color="#ffffff"/>
      <style:text-properties fo:font-size="10.5pt" style:font-size-asian="10.5pt" style:language-asian="zh" style:country-asian="CN" style:font-size-complex="10.5pt"/>
    </style:style>
    <style:style style:name="T1" style:family="text">
      <style:text-properties fo:font-size="18pt" style:font-size-asian="18pt" style:language-asian="zh" style:country-asian="CN" style:font-size-complex="18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4pt" style:font-size-asian="14pt" style:language-asian="zh" style:country-asian="CN" style:font-size-complex="14pt"/>
    </style:style>
    <style:style style:name="T4" style:family="text">
      <style:text-properties style:language-asian="zh" style:country-asian="CN"/>
    </style:style>
    <style:style style:name="T5" style:family="text">
      <style:text-properties fo:font-size="36pt" style:font-size-asian="36pt" style:language-asian="zh" style:country-asian="CN" style:font-size-complex="36pt"/>
    </style:style>
    <style:style style:name="T6" style:family="text">
      <style:text-properties fo:color="#ff3333" fo:font-size="14pt" style:font-size-asian="14pt" style:font-size-complex="14pt"/>
    </style:style>
    <style:style style:name="T7" style:family="text">
      <style:text-properties style:font-size-asian="18pt" style:language-asian="zh" style:country-asian="CN"/>
    </style:style>
    <style:style style:name="T8" style:family="text">
      <style:text-properties fo:font-size="10.5pt" style:font-size-asian="10.5pt" style:language-asian="zh" style:country-asian="CN" style:font-size-complex="10.5pt"/>
    </style:style>
    <style:style style:name="T9" style:family="text">
      <style:text-properties fo:font-size="18pt" style:language-asian="zh" style:country-asian="CN"/>
    </style:style>
    <style:style style:name="T10" style:family="text">
      <style:text-properties style:font-name-asian="WenQuanYi Zen Hei" style:language-asian="zh" style:country-asian="CN"/>
    </style:style>
    <style:style style:name="T11" style:family="text">
      <style:text-properties fo:font-size="10.5pt" style:font-name-asian="WenQuanYi Zen Hei" style:font-size-asian="10.5pt" style:language-asian="zh" style:country-asian="CN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12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  <draw:custom-shape draw:style-name="gr11" draw:text-style-name="P11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0"><text:span text:style-name="T4">1 <text:s text:c="3"/>0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2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custom-shape draw:style-name="gr13" draw:text-style-name="P11" xml:id="id6" draw:id="id6" draw:layer="layout" svg:width="1cm" svg:height="2cm" svg:x="6.5cm" svg:y="6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1cm" svg:height="2cm" svg:x="4cm" svg:y="6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5cm" svg:y1="6cm" svg:x2="18.1cm" svg:y2="5cm" draw:start-shape="id1" draw:start-glue-point="0" draw:end-shape="id2" svg:d="M4500 6000v-1000h13600" svg:viewBox="0 0 13601 1001">
          <text:p/>
        </draw:connector>
        <draw:frame draw:style-name="gr16" draw:text-style-name="P13" xml:id="id5" draw:id="id5" draw:layer="layout" svg:width="2.297cm" svg:height="1cm" svg:x="1.003cm" svg:y="3.3cm">
          <draw:text-box>
            <text:p><text:span text:style-name="T4">DATA</text:span></text:p>
          </draw:text-box>
        </draw:frame>
        <draw:connector draw:style-name="gr17" draw:text-style-name="P8" draw:layer="layout" draw:line-skew="0.499cm" svg:x1="12cm" svg:y1="8cm" svg:x2="16.501cm" svg:y2="7.4cm" draw:start-shape="id3" draw:end-shape="id4" draw:end-glue-point="10" svg:d="M12000 8000v1000h4501v-1600" svg:viewBox="0 0 4502 1601">
          <text:p/>
        </draw:connector>
        <draw:custom-shape draw:style-name="gr12" draw:text-style-name="P12" xml:id="id14" draw:id="id14" draw:layer="layout" svg:width="0.4cm" svg:height="0.4cm" svg:x="4.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6.9cm" svg:y1="6.5cm" svg:x2="3.3cm" svg:y2="3.8cm" draw:start-shape="id4" draw:start-glue-point="5" draw:end-shape="id5" draw:end-glue-point="1" svg:d="M16900 6500v-2700h-13600" svg:viewBox="0 0 13601 2701">
          <text:p/>
        </draw:connector>
        <draw:custom-shape draw:style-name="gr12" draw:text-style-name="P12" xml:id="id15" draw:id="id15" draw:layer="layout" svg:width="0.4cm" svg:height="0.4cm" svg:x="6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6" draw:id="id16" draw:layer="layout" svg:width="0.4cm" svg:height="0.4cm" svg:x="9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" draw:id="id2" draw:layer="layout" svg:width="1.4cm" svg:height="1cm" svg:x="18.1cm" svg:y="4.5cm">
          <draw:text-box>
            <text:p><text:span text:style-name="T4">IR</text:span></text:p>
          </draw:text-box>
        </draw:frame>
        <draw:custom-shape draw:style-name="gr18" draw:text-style-name="P11" xml:id="id4" draw:id="id4" draw:layer="layout" svg:width="1cm" svg:height="1.8cm" draw:transform="rotate (-1.5707963267949) translate (17.8cm 6.5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499cm" svg:x1="7cm" svg:y1="8cm" svg:x2="17.44cm" svg:y2="7.4cm" draw:start-shape="id6" draw:start-glue-point="2" draw:end-shape="id4" draw:end-glue-point="8" svg:d="M7000 8000v2000h10440v-2600" svg:viewBox="0 0 10441 2601">
          <text:p/>
        </draw:connector>
        <draw:connector draw:style-name="gr17" draw:text-style-name="P8" draw:layer="layout" draw:line-skew="0.998cm" svg:x1="9.5cm" svg:y1="8cm" svg:x2="16.9cm" svg:y2="7.334cm" draw:start-shape="id7" draw:start-glue-point="2" draw:end-shape="id4" draw:end-glue-point="7" svg:d="M9500 8000v1500h7400v-2166" svg:viewBox="0 0 7401 2167">
          <text:p/>
        </draw:connector>
        <draw:custom-shape draw:style-name="gr12" draw:text-style-name="P12" xml:id="id17" draw:id="id17" draw:layer="layout" svg:width="0.4cm" svg:height="0.4cm" svg:x="11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cm" svg:y1="5cm" svg:x2="4cm" svg:y2="7cm" draw:start-shape="id8" draw:start-glue-point="6" draw:end-shape="id1" draw:end-glue-point="3" svg:d="M4300 5000h-1300v2000h1000" svg:viewBox="0 0 1301 2001">
          <text:p/>
        </draw:connector>
        <draw:custom-shape draw:style-name="gr12" draw:text-style-name="P12" xml:id="id8" draw:id="id8" draw:layer="layout" svg:width="0.4cm" svg:height="0.4cm" svg:x="4.3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5.582cm" svg:height="1.927cm" svg:x="0.6cm" svg:y="0.03cm">
          <draw:text-box>
            <text:p><text:span text:style-name="T5">总体结构</text:span></text:p>
          </draw:text-box>
        </draw:frame>
        <draw:custom-shape draw:style-name="gr14" draw:text-style-name="P11" xml:id="id7" draw:id="id7" draw:layer="layout" svg:width="1cm" svg:height="2cm" svg:x="9cm" svg:y="6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cm" svg:y1="5.2cm" svg:x2="6.5cm" svg:y2="7cm" draw:start-shape="id9" draw:start-glue-point="8" draw:end-shape="id6" draw:end-glue-point="3" svg:d="M5600 5200v1800h900" svg:viewBox="0 0 901 1801">
          <text:p/>
        </draw:connector>
        <draw:custom-shape draw:style-name="gr12" draw:text-style-name="P12" xml:id="id9" draw:id="id9" draw:layer="layout" svg:width="0.4cm" svg:height="0.4cm" svg:x="5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cm" svg:y1="5.2cm" svg:x2="9cm" svg:y2="7cm" draw:start-shape="id10" draw:start-glue-point="8" draw:end-shape="id7" draw:end-glue-point="3" svg:d="M8000 5200v1800h1000" svg:viewBox="0 0 1001 1801">
          <text:p/>
        </draw:connector>
        <draw:custom-shape draw:style-name="gr12" draw:text-style-name="P12" xml:id="id10" draw:id="id10" draw:layer="layout" svg:width="0.4cm" svg:height="0.4cm" svg:x="7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" draw:id="id3" draw:layer="layout" svg:width="1cm" svg:height="2cm" svg:x="11.5cm" svg:y="6cm">
          <draw:glue-point draw:id="4" svg:x="-3cm" svg:y="-5cm"/>
          <draw:glue-point draw:id="5" svg:x="3cm" svg:y="-5cm"/>
          <text:p text:style-name="P10"><text:span text:style-name="T4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.6cm" svg:y1="5.2cm" svg:x2="11.5cm" svg:y2="7cm" draw:start-shape="id11" draw:start-glue-point="8" draw:end-shape="id3" draw:end-glue-point="3" svg:d="M10600 5200v1800h900" svg:viewBox="0 0 901 1801">
          <text:p/>
        </draw:connector>
        <draw:custom-shape draw:style-name="gr12" draw:text-style-name="P12" xml:id="id11" draw:id="id11" draw:layer="layout" svg:width="0.4cm" svg:height="0.4cm" svg:x="10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13" draw:id="id13" draw:layer="layout" svg:width="0.998cm" svg:height="2cm" svg:x="14.002cm" svg:y="6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cm" svg:y1="5.2cm" svg:x2="14.002cm" svg:y2="7cm" draw:start-shape="id12" draw:start-glue-point="8" draw:end-shape="id13" draw:end-glue-point="5" svg:d="M13000 5200v1800h1002" svg:viewBox="0 0 1003 1801">
          <text:p/>
        </draw:connector>
        <draw:custom-shape draw:style-name="gr12" draw:text-style-name="P12" xml:id="id12" draw:id="id12" draw:layer="layout" svg:width="0.4cm" svg:height="0.4cm" svg:x="12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01cm" svg:y1="8cm" svg:x2="16.201cm" svg:y2="7.4cm" draw:start-shape="id13" draw:start-glue-point="6" draw:end-shape="id4" draw:end-glue-point="9" svg:d="M14501 8000v502h1700v-1102" svg:viewBox="0 0 1701 1103">
          <text:p/>
        </draw:connector>
        <draw:connector draw:style-name="gr17" draw:text-style-name="P15" draw:layer="layout" svg:x1="4.8cm" svg:y1="4cm" svg:x2="4.8cm" svg:y2="6cm" draw:start-shape="id14" draw:start-glue-point="8" draw:end-shape="id1" draw:end-glue-point="5" svg:d="M4800 4000v2000" svg:viewBox="0 0 1 2001">
          <text:p/>
        </draw:connector>
        <draw:connector draw:style-name="gr17" draw:text-style-name="P15" draw:layer="layout" svg:x1="7cm" svg:y1="4cm" svg:x2="7cm" svg:y2="6cm" draw:start-shape="id15" draw:start-glue-point="8" draw:end-shape="id6" draw:end-glue-point="0" svg:d="M7000 4000v2000" svg:viewBox="0 0 1 2001">
          <text:p/>
        </draw:connector>
        <draw:connector draw:style-name="gr17" draw:text-style-name="P15" draw:layer="layout" svg:x1="9.5cm" svg:y1="4cm" svg:x2="9.5cm" svg:y2="6cm" draw:start-shape="id16" draw:start-glue-point="8" draw:end-shape="id7" svg:d="M9500 4000v2000" svg:viewBox="0 0 1 2001">
          <text:p/>
        </draw:connector>
        <draw:connector draw:style-name="gr17" draw:text-style-name="P15" draw:layer="layout" svg:x1="12cm" svg:y1="4cm" svg:x2="12cm" svg:y2="6cm" draw:start-shape="id17" draw:start-glue-point="8" draw:end-shape="id3" draw:end-glue-point="0" svg:d="M12000 4000v2000" svg:viewBox="0 0 1 2001">
          <text:p/>
        </draw:connector>
        <draw:custom-shape draw:style-name="gr12" draw:text-style-name="P12" xml:id="id18" draw:id="id18" draw:layer="layout" svg:width="0.4cm" svg:height="0.4cm" svg:x="14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4.5cm" svg:y1="4cm" svg:x2="14.501cm" svg:y2="6cm" draw:start-shape="id18" draw:start-glue-point="8" draw:end-shape="id13" svg:d="M14500 4000v1001h1v999" svg:viewBox="0 0 2 2001">
          <text:p/>
        </draw:connector>
        <draw:custom-shape draw:style-name="gr13" draw:text-style-name="P11" xml:id="id25" draw:id="id25" draw:layer="layout" svg:width="1cm" svg:height="2cm" svg:x="6.497cm" svg:y="14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4">取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" draw:id="id19" draw:layer="layout" svg:width="1cm" svg:height="2cm" svg:x="3.997cm" svg:y="14cm">
          <draw:glue-point draw:id="4" svg:x="3cm" svg:y="5cm"/>
          <draw:glue-point draw:id="5" svg:x="3cm" svg:y="-5cm"/>
          <text:p text:style-name="P10"><text:span text:style-name="T4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8" draw:layer="layout" svg:x1="4.497cm" svg:y1="14cm" svg:x2="18.097cm" svg:y2="13cm" draw:start-shape="id19" draw:start-glue-point="0" draw:end-shape="id20" svg:d="M4497 14000v-1000h13600" svg:viewBox="0 0 13601 1001">
          <text:p/>
        </draw:connector>
        <draw:frame draw:style-name="gr16" draw:text-style-name="P13" xml:id="id24" draw:id="id24" draw:layer="layout" svg:width="2.297cm" svg:height="1cm" svg:x="1cm" svg:y="11.3cm">
          <draw:text-box>
            <text:p><text:span text:style-name="T4">DATA</text:span></text:p>
          </draw:text-box>
        </draw:frame>
        <draw:connector draw:style-name="gr17" draw:text-style-name="P8" draw:layer="layout" draw:line-skew="0.698cm" svg:x1="9.394cm" svg:y1="16cm" svg:x2="14.2cm" svg:y2="18.634cm" draw:start-shape="id21" draw:end-shape="id22" draw:end-glue-point="7" svg:d="M9394 16000v4000h4806v-1366" svg:viewBox="0 0 4807 4001">
          <text:p/>
        </draw:connector>
        <draw:custom-shape draw:style-name="gr12" draw:text-style-name="P12" xml:id="id32" draw:id="id32" draw:layer="layout" svg:width="0.4cm" svg:height="0.4cm" svg:x="4.5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4.2cm" svg:y1="14cm" svg:x2="3.297cm" svg:y2="11.8cm" draw:start-shape="id23" draw:start-glue-point="0" draw:end-shape="id24" draw:end-glue-point="1" svg:d="M14200 14000v-2200h-10903" svg:viewBox="0 0 10904 2201">
          <text:p/>
        </draw:connector>
        <draw:custom-shape draw:style-name="gr12" draw:text-style-name="P12" xml:id="id33" draw:id="id33" draw:layer="layout" svg:width="0.4cm" svg:height="0.4cm" svg:x="6.7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1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xml:id="id20" draw:id="id20" draw:layer="layout" svg:width="1.4cm" svg:height="1cm" svg:x="18.097cm" svg:y="12.5cm">
          <draw:text-box>
            <text:p><text:span text:style-name="T4">IR</text:span></text:p>
          </draw:text-box>
        </draw:frame>
        <draw:custom-shape draw:style-name="gr18" draw:text-style-name="P11" xml:id="id22" draw:id="id22" draw:layer="layout" svg:width="1cm" svg:height="1.8cm" draw:transform="rotate (-1.5707963267949) translate (15.1cm 17.8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7" draw:text-style-name="P8" draw:layer="layout" draw:line-skew="1.098cm" svg:x1="6.997cm" svg:y1="16cm" svg:x2="14.74cm" svg:y2="18.7cm" draw:start-shape="id25" draw:start-glue-point="2" draw:end-shape="id22" draw:end-glue-point="8" svg:d="M6997 16000v4400h7743v-1700" svg:viewBox="0 0 7744 4401">
          <text:p/>
        </draw:connector>
        <draw:connector draw:style-name="gr17" draw:text-style-name="P8" draw:layer="layout" svg:x1="14.2cm" svg:y1="17.8cm" svg:x2="14.2cm" svg:y2="16cm" draw:start-shape="id22" draw:start-glue-point="5" draw:end-shape="id23" svg:d="M14200 17800v-1800" svg:viewBox="0 0 1 1801">
          <text:p/>
        </draw:connector>
        <draw:custom-shape draw:style-name="gr12" draw:text-style-name="P12" xml:id="id34" draw:id="id34" draw:layer="layout" svg:width="0.4cm" svg:height="0.4cm" svg:x="9.1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297cm" svg:y1="13cm" svg:x2="3.997cm" svg:y2="15cm" draw:start-shape="id26" draw:start-glue-point="6" draw:end-shape="id19" draw:end-glue-point="3" svg:d="M4297 13000h-1300v2000h1000" svg:viewBox="0 0 1301 2001">
          <text:p/>
        </draw:connector>
        <draw:custom-shape draw:style-name="gr12" draw:text-style-name="P12" xml:id="id26" draw:id="id26" draw:layer="layout" svg:width="0.4cm" svg:height="0.4cm" svg:x="4.2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23" draw:id="id23" draw:layer="layout" svg:width="1cm" svg:height="2cm" svg:x="13.7cm" svg:y="14cm">
          <text:p text:style-name="P10"><text:span text:style-name="T4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597cm" svg:y1="13.2cm" svg:x2="6.497cm" svg:y2="15cm" draw:start-shape="id27" draw:start-glue-point="8" draw:end-shape="id25" draw:end-glue-point="3" svg:d="M5597 13200v1800h900" svg:viewBox="0 0 901 1801">
          <text:p/>
        </draw:connector>
        <draw:custom-shape draw:style-name="gr12" draw:text-style-name="P12" xml:id="id27" draw:id="id27" draw:layer="layout" svg:width="0.4cm" svg:height="0.4cm" svg:x="5.3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2.7cm" svg:y1="13.2cm" svg:x2="13.7cm" svg:y2="15cm" draw:start-shape="id28" draw:start-glue-point="8" draw:end-shape="id23" draw:end-glue-point="3" svg:d="M12700 13200v1800h1000" svg:viewBox="0 0 1001 1801">
          <text:p/>
        </draw:connector>
        <draw:custom-shape draw:style-name="gr12" draw:text-style-name="P12" xml:id="id28" draw:id="id28" draw:layer="layout" svg:width="0.4cm" svg:height="0.4cm" svg:x="1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21" draw:id="id21" draw:layer="layout" svg:width="1cm" svg:height="2cm" svg:x="8.894cm" svg:y="14cm">
          <draw:glue-point draw:id="4" svg:x="-3cm" svg:y="-5cm"/>
          <draw:glue-point draw:id="5" svg:x="3cm" svg:y="-5cm"/>
          <text:p text:style-name="P10"><text:span text:style-name="T4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7.997cm" svg:y1="13.3cm" svg:x2="8.894cm" svg:y2="15cm" draw:start-shape="id29" draw:start-glue-point="8" draw:end-shape="id21" draw:end-glue-point="3" svg:d="M7997 13300v1700h897" svg:viewBox="0 0 898 1701">
          <text:p/>
        </draw:connector>
        <draw:custom-shape draw:style-name="gr12" draw:text-style-name="P12" xml:id="id29" draw:id="id29" draw:layer="layout" svg:width="0.4cm" svg:height="0.4cm" svg:x="7.797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31" draw:id="id31" draw:layer="layout" svg:width="0.998cm" svg:height="2cm" svg:x="11.396cm" svg:y="14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外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0.394cm" svg:y1="13.2cm" svg:x2="11.396cm" svg:y2="15cm" draw:start-shape="id30" draw:start-glue-point="8" draw:end-shape="id31" draw:end-glue-point="5" svg:d="M10394 13200v1800h1002" svg:viewBox="0 0 1003 1801">
          <text:p/>
        </draw:connector>
        <draw:custom-shape draw:style-name="gr12" draw:text-style-name="P12" xml:id="id30" draw:id="id30" draw:layer="layout" svg:width="0.4cm" svg:height="0.4cm" svg:x="10.194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line-skew="0.198cm" svg:x1="11.895cm" svg:y1="16cm" svg:x2="13.801cm" svg:y2="18.7cm" draw:start-shape="id31" draw:start-glue-point="6" draw:end-shape="id22" draw:end-glue-point="10" svg:d="M11895 16000v3500h1906v-800" svg:viewBox="0 0 1907 3501">
          <text:p/>
        </draw:connector>
        <draw:connector draw:style-name="gr17" draw:text-style-name="P15" draw:layer="layout" svg:x1="4.797cm" svg:y1="12cm" svg:x2="4.797cm" svg:y2="14cm" draw:start-shape="id32" draw:start-glue-point="8" draw:end-shape="id19" draw:end-glue-point="5" svg:d="M4797 12000v2000" svg:viewBox="0 0 1 2001">
          <text:p/>
        </draw:connector>
        <draw:connector draw:style-name="gr17" draw:text-style-name="P15" draw:layer="layout" svg:x1="6.997cm" svg:y1="12cm" svg:x2="6.997cm" svg:y2="14cm" draw:start-shape="id33" draw:start-glue-point="8" draw:end-shape="id25" draw:end-glue-point="0" svg:d="M6997 12000v2000" svg:viewBox="0 0 1 2001">
          <text:p/>
        </draw:connector>
        <draw:connector draw:style-name="gr17" draw:text-style-name="P15" draw:layer="layout" svg:x1="9.394cm" svg:y1="12cm" svg:x2="9.394cm" svg:y2="14cm" draw:start-shape="id34" draw:start-glue-point="8" draw:end-shape="id21" draw:end-glue-point="0" svg:d="M9394 12000v2000" svg:viewBox="0 0 1 2001">
          <text:p/>
        </draw:connector>
        <draw:custom-shape draw:style-name="gr12" draw:text-style-name="P12" xml:id="id35" draw:id="id35" draw:layer="layout" svg:width="0.4cm" svg:height="0.4cm" svg:x="11.6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svg:x1="11.894cm" svg:y1="12cm" svg:x2="11.895cm" svg:y2="14cm" draw:start-shape="id35" draw:start-glue-point="8" draw:end-shape="id31" svg:d="M11894 12000v1001h1v999" svg:viewBox="0 0 2 2001">
          <text:p/>
        </draw:connector>
      </draw:page>
      <draw:page draw:name="page3" draw:style-name="dp1" draw:master-page-name="默认">
        <draw:custom-shape draw:style-name="gr21" draw:text-style-name="P16" draw:layer="layout" svg:width="2.4cm" svg:height="1.1cm" svg:x="1.5cm" svg:y="1.7cm">
          <text:p text:style-name="P16">mem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2" draw:text-style-name="P18" xml:id="id45" draw:id="id45" draw:layer="layout" svg:width="3.681cm" svg:height="0.662cm" svg:x="1cm" svg:y="3.8cm">
          <draw:text-box>
            <text:p text:style-name="P17">memory_read_data</text:p>
          </draw:text-box>
        </draw:frame>
        <draw:custom-shape draw:style-name="gr23" draw:text-style-name="P20" xml:id="id43" draw:id="id43" draw:layer="layout" svg:width="4cm" svg:height="2cm" svg:x="6.5cm" svg:y="5cm">
          <text:p text:style-name="P19"><text:span text:style-name="T6">de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0" xml:id="id44" draw:id="id44" draw:layer="layout" svg:width="4cm" svg:height="2cm" svg:x="6.5cm" svg:y="2cm">
          <text:p text:style-name="P19"><text:span text:style-name="T6">raw_bu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4" draw:text-style-name="P16" draw:layer="layout" svg:width="1.2cm" svg:height="0.6cm" svg:x="6.8cm" svg:y="6cm">
          <text:p text:style-name="P16">I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5" draw:text-style-name="P16" draw:layer="layout" svg:width="2.6cm" svg:height="0.6cm" svg:x="7.1cm" svg:y="2.6cm">
          <text:p text:style-name="P16">raw_bus_0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5" draw:text-style-name="P16" draw:layer="layout" svg:width="2.6cm" svg:height="0.6cm" svg:x="7.1cm" svg:y="3.3cm">
          <text:p text:style-name="P16">raw_bus_1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20" xml:id="id38" draw:id="id38" draw:layer="layout" svg:width="4cm" svg:height="2cm" svg:x="6.5cm" svg:y="8cm">
          <text:p text:style-name="P19"><text:span text:style-name="T6">result_b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6" draw:layer="layout" svg:width="2cm" svg:height="0.6cm" svg:x="6.8cm" svg:y="9cm">
          <text:p text:style-name="P16">result_bu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16" draw:layer="layout" svg:width="1.1cm" svg:height="0.4cm" draw:transform="rotate (-1.5706217938697) translate (9.8cm 8.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8" draw:text-style-name="P20" xml:id="id40" draw:id="id40" draw:layer="layout" svg:width="7.4cm" svg:height="6.6cm" svg:x="6.5cm" svg:y="11cm">
          <text:p text:style-name="P19"><text:span text:style-name="T6">address_cac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xml:id="id36" draw:id="id36" draw:layer="layout" svg:width="1.1cm" svg:height="0.4cm" draw:transform="rotate (-1.5706217938697) translate (7.8cm 14.5cm)">
          <draw:glue-point draw:id="8" svg:x="5cm" svg:y="-3.181cm"/>
          <draw:glue-point draw:id="9" svg:x="5cm" svg:y="3.181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16" xml:id="id48" draw:id="id48" draw:layer="layout" svg:width="1.6cm" svg:height="0.6cm" svg:x="10.4cm" svg:y="16cm">
          <text:p text:style-name="P16"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16" xml:id="id47" draw:id="id47" draw:layer="layout" svg:width="1.1cm" svg:height="0.4cm" draw:transform="rotate (-1.5706217938697) translate (9.2cm 15.7cm)">
          <draw:glue-point draw:id="8" svg:x="-5cm" svg:y="-2.272cm"/>
          <draw:glue-point draw:id="9" svg:x="-5cm" svg:y="2.272cm"/>
          <text:p/>
          <draw:enhanced-geometry svg:viewBox="0 0 21600 21600" draw:glue-points="10800 0 2160 10800 10800 21600 19440 10800" draw:text-areas="4350 0 17250 21600" draw:mirror-horizontal="true" draw:type="flowchart-manual-operation" draw:enhanced-path="M 0 0 L 21600 0 17250 21600 4350 21600 0 0 Z N"/>
        </draw:custom-shape>
        <draw:custom-shape draw:style-name="gr30" draw:text-style-name="P16" xml:id="id37" draw:id="id37" draw:layer="layout" svg:width="0.5cm" svg:height="0.6cm" svg:x="7.5cm" svg:y="15.7cm">
          <text:p text:style-name="P16">+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21" draw:layer="layout" svg:x1="7.4cm" svg:y1="15.05cm" svg:x2="7.5cm" svg:y2="16cm" draw:start-shape="id36" draw:start-glue-point="6" draw:end-shape="id37" draw:end-glue-point="5" svg:d="M7400 15050h-502v950h602" svg:viewBox="0 0 603 951">
          <text:p/>
        </draw:connector>
        <draw:frame draw:style-name="gr22" draw:text-style-name="P18" xml:id="id41" draw:id="id41" draw:layer="layout" svg:width="3.343cm" svg:height="0.662cm" svg:x="1.3cm" svg:y="12.038cm">
          <draw:text-box>
            <text:p text:style-name="P17">memory_address</text:p>
          </draw:text-box>
        </draw:frame>
        <draw:frame draw:style-name="gr22" draw:text-style-name="P18" xml:id="id39" draw:id="id39" draw:layer="layout" svg:width="3.715cm" svg:height="0.662cm" svg:x="1.019cm" svg:y="8.738cm">
          <draw:text-box>
            <text:p text:style-name="P17">memory_write_data</text:p>
          </draw:text-box>
        </draw:frame>
        <draw:connector draw:style-name="gr17" draw:text-style-name="P21" draw:layer="layout" svg:x1="6.5cm" svg:y1="9cm" svg:x2="4.734cm" svg:y2="9.069cm" draw:start-shape="id38" draw:start-glue-point="5" draw:end-shape="id39" draw:end-glue-point="1" svg:d="M6500 9000h-883v69h-883" svg:viewBox="0 0 1767 70">
          <text:p/>
        </draw:connector>
        <draw:connector draw:style-name="gr17" draw:text-style-name="P21" draw:layer="layout" svg:x1="6.5cm" svg:y1="14.3cm" svg:x2="4.643cm" svg:y2="12.369cm" draw:start-shape="id40" draw:start-glue-point="5" draw:end-shape="id41" svg:d="M6500 14300h-929v-1931h-928" svg:viewBox="0 0 1858 1932">
          <text:p/>
        </draw:connector>
        <draw:connector draw:style-name="gr17" draw:text-style-name="P21" draw:layer="layout" svg:x1="5.65cm" svg:y1="4.7cm" svg:x2="6.5cm" svg:y2="6cm" draw:start-shape="id42" draw:start-glue-point="8" draw:end-shape="id43" draw:end-glue-point="5" svg:d="M5650 4700v1300h850" svg:viewBox="0 0 851 1301">
          <text:p/>
        </draw:connector>
        <draw:connector draw:style-name="gr17" draw:text-style-name="P21" draw:layer="layout" svg:x1="5.65cm" svg:y1="4.4cm" svg:x2="6.5cm" svg:y2="3cm" draw:start-shape="id42" draw:start-glue-point="4" draw:end-shape="id44" svg:d="M5650 4400v-1400h850" svg:viewBox="0 0 851 1401">
          <text:p/>
        </draw:connector>
        <draw:custom-shape draw:style-name="gr31" draw:text-style-name="P22" xml:id="id42" draw:id="id42" draw:layer="layout" svg:width="0.3cm" svg:height="0.3cm" svg:x="5.5cm" svg:y="4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2" draw:text-style-name="P16" draw:layer="layout" svg:x1="4.681cm" svg:y1="4.131cm" svg:x2="5.5cm" svg:y2="4.55cm" draw:start-shape="id45" draw:start-glue-point="1" draw:end-shape="id42" draw:end-glue-point="6" svg:d="M4681 4131h409v419h410" svg:viewBox="0 0 820 420">
          <text:p/>
        </draw:connector>
        <draw:connector draw:style-name="gr17" draw:text-style-name="P21" draw:layer="layout" svg:x1="12.95cm" svg:y1="16.4cm" svg:x2="8.8cm" svg:y2="16.499cm" draw:start-shape="id46" draw:start-glue-point="8" draw:end-shape="id47" draw:end-glue-point="9" svg:d="M12950 16400v902h-4651v-803h501" svg:viewBox="0 0 4652 903">
          <text:p/>
        </draw:connector>
        <draw:connector draw:style-name="gr17" draw:text-style-name="P21" draw:layer="layout" svg:x1="8cm" svg:y1="16cm" svg:x2="8.8cm" svg:y2="16.001cm" draw:start-shape="id37" draw:start-glue-point="7" draw:end-shape="id47" draw:end-glue-point="8" svg:d="M8000 16000h401v1h399" svg:viewBox="0 0 801 2">
          <text:p/>
        </draw:connector>
        <draw:custom-shape draw:style-name="gr31" draw:text-style-name="P22" xml:id="id46" draw:id="id46" draw:layer="layout" svg:width="0.3cm" svg:height="0.3cm" svg:x="12.8cm" svg:y="16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21" draw:layer="layout" svg:x1="12.95cm" svg:y1="16.1cm" svg:x2="7.8cm" svg:y2="15.399cm" draw:start-shape="id46" draw:start-glue-point="4" draw:end-shape="id36" draw:end-glue-point="9" svg:d="M12950 16100v-701h-5150" svg:viewBox="0 0 5151 702">
          <text:p/>
        </draw:connector>
        <draw:connector draw:style-name="gr32" draw:text-style-name="P16" draw:layer="layout" svg:x1="12cm" svg:y1="16.3cm" svg:x2="12.8cm" svg:y2="16.25cm" draw:start-shape="id48" draw:start-glue-point="1" draw:end-shape="id46" draw:end-glue-point="6" svg:d="M12000 16300h401v-50h399" svg:viewBox="0 0 801 51">
          <text:p/>
        </draw:connector>
        <draw:connector draw:style-name="gr17" draw:text-style-name="P21" draw:layer="layout" svg:x1="9.2cm" svg:y1="16.25cm" svg:x2="10.4cm" svg:y2="16.3cm" draw:start-shape="id47" draw:start-glue-point="6" draw:end-shape="id48" draw:end-glue-point="3" svg:d="M9200 16250h601v50h599" svg:viewBox="0 0 1201 51">
          <text:p/>
        </draw:connector>
        <draw:custom-shape draw:style-name="gr30" draw:text-style-name="P16" xml:id="id49" draw:id="id49" draw:layer="layout" svg:width="0.5cm" svg:height="0.6cm" svg:x="11.1cm" svg:y="14.7cm">
          <text:p text:style-name="P16">+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21" draw:layer="layout" svg:x1="13.1cm" svg:y1="16.25cm" svg:x2="11.6cm" svg:y2="15cm" draw:start-shape="id46" draw:start-glue-point="10" draw:end-shape="id49" draw:end-glue-point="7" svg:d="M13100 16250h502v-1250h-2002" svg:viewBox="0 0 2003 1251">
          <text:p/>
        </draw:connector>
        <draw:connector draw:style-name="gr17" draw:text-style-name="P21" draw:layer="layout" svg:x1="11.1cm" svg:y1="15cm" svg:x2="7.8cm" svg:y2="15.05cm" draw:start-shape="id49" draw:start-glue-point="5" draw:end-shape="id36" svg:d="M11100 15000h-1650v50h-1650" svg:viewBox="0 0 3301 51">
          <text:p/>
        </draw:connector>
        <draw:frame draw:style-name="gr22" draw:text-style-name="P18" xml:id="id50" draw:id="id50" draw:layer="layout" svg:width="2.288cm" svg:height="0.662cm" svg:x="14.1cm" svg:y="14.138cm">
          <draw:text-box>
            <text:p text:style-name="P17">raw_bus_0</text:p>
          </draw:text-box>
        </draw:frame>
        <draw:connector draw:style-name="gr17" draw:text-style-name="P21" draw:layer="layout" svg:x1="14.1cm" svg:y1="14.469cm" svg:x2="7.8cm" svg:y2="14.701cm" draw:start-shape="id50" draw:start-glue-point="3" draw:end-shape="id36" draw:end-glue-point="8" svg:d="M14100 14469h-3149v232h-3151" svg:viewBox="0 0 6301 233">
          <text:p/>
        </draw:connector>
        <draw:custom-shape draw:style-name="gr33" draw:text-style-name="P16" xml:id="id52" draw:id="id52" draw:layer="layout" svg:width="1.8cm" svg:height="0.8cm" svg:x="8.7cm" svg:y="12.1cm">
          <text:p text:style-name="P16">matc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21" draw:layer="layout" svg:x1="14.112cm" svg:y1="12.569cm" svg:x2="10.5cm" svg:y2="12.5cm" draw:start-shape="id51" draw:end-shape="id52" draw:end-glue-point="7" svg:d="M14112 12569h-1805v-69h-1807" svg:viewBox="0 0 3613 70">
          <text:p/>
        </draw:connector>
        <draw:connector draw:style-name="gr34" draw:text-style-name="P21" draw:layer="layout" svg:x1="8.7cm" svg:y1="12.5cm" svg:x2="7.6cm" svg:y2="14.61cm" draw:start-shape="id52" draw:start-glue-point="5" draw:end-shape="id36" draw:end-glue-point="5" svg:d="M8700 12500h-1100v2110" svg:viewBox="0 0 1101 2111">
          <text:p/>
        </draw:connector>
        <draw:connector draw:style-name="gr17" draw:text-style-name="P21" draw:layer="layout" svg:x1="14.1cm" svg:y1="14.469cm" svg:x2="7.8cm" svg:y2="14.701cm" svg:d="M14100 14469h-3149v232h-3151" svg:viewBox="0 0 6301 233">
          <text:p/>
        </draw:connector>
        <draw:frame draw:style-name="gr22" draw:text-style-name="P18" xml:id="id51" draw:id="id51" draw:layer="layout" svg:width="2.593cm" svg:height="0.662cm" svg:x="14.112cm" svg:y="12.238cm">
          <draw:text-box>
            <text:p text:style-name="P17">raw_bus_0/1</text:p>
          </draw:text-box>
        </draw:frame>
      </draw:page>
      <draw:page draw:name="page4" draw:style-name="dp1" draw:master-page-name="默认">
        <draw:frame draw:style-name="gr35" draw:text-style-name="P14" draw:layer="layout" svg:width="6.852cm" svg:height="1.927cm" svg:x="0cm" svg:y="0cm">
          <draw:text-box>
            <text:p><text:span text:style-name="T5">指令寄存器</text:span></text:p>
          </draw:text-box>
        </draw:frame>
        <draw:custom-shape draw:style-name="gr36" draw:text-style-name="P11" draw:layer="layout" svg:width="1cm" svg:height="1cm" svg:x="4.001cm" svg:y="3.001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7" draw:text-style-name="P23" draw:layer="layout" svg:width="3cm" svg:height="1cm" svg:x="3.002cm" svg:y="7.001cm">
          <text:p text:style-name="P10"><text:span text:style-name="T7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draw:layer="layout" svg:width="3cm" svg:height="1cm" svg:x="3.002cm" svg:y="5.001cm">
          <text:p text:style-name="P10"><text:span text:style-name="T7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.502cm" svg:y1="6.001cm" svg:x2="4.502cm" svg:y2="7.001cm">
          <text:p/>
        </draw:line>
        <draw:line draw:style-name="gr17" draw:text-style-name="P8" draw:layer="layout" svg:x1="4.5cm" svg:y1="4cm" svg:x2="4.5cm" svg:y2="5cm">
          <text:p/>
        </draw:line>
        <draw:custom-shape draw:style-name="gr39" draw:text-style-name="P25" draw:layer="layout" svg:width="7.999cm" svg:height="0.972cm" svg:x="6.001cm" svg:y="7.029cm">
          <text:p text:style-name="P24"><text:span text:style-name="T8">使能初始化寄存器</text:span></text:p>
          <text:p text:style-name="P24"><text:span text:style-name="T8">指令地址指向零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23" draw:layer="layout" svg:width="3cm" svg:height="1cm" svg:x="3cm" svg:y="11cm">
          <text:p text:style-name="P10"><text:span text:style-name="T7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.501cm" svg:y1="8.001cm" svg:x2="4.501cm" svg:y2="9.001cm">
          <text:p/>
        </draw:line>
        <draw:custom-shape draw:style-name="gr37" draw:text-style-name="P23" draw:layer="layout" svg:width="3cm" svg:height="1cm" svg:x="3cm" svg:y="9cm">
          <text:p text:style-name="P10"><text:span text:style-name="T7">取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4.5cm" svg:y1="10cm" svg:x2="4.5cm" svg:y2="11cm">
          <text:p/>
        </draw:line>
      </draw:page>
      <draw:page draw:name="page5" draw:style-name="dp1" draw:master-page-name="默认">
        <draw:frame draw:style-name="gr19" draw:text-style-name="P14" draw:layer="layout" svg:width="5.582cm" svg:height="1.927cm" svg:x="0.6cm" svg:y="0.031cm">
          <draw:text-box>
            <text:p><text:span text:style-name="T5">取指器</text:span></text:p>
          </draw:text-box>
        </draw:frame>
        <draw:custom-shape draw:style-name="gr37" draw:text-style-name="P23" xml:id="id54" draw:id="id54" draw:layer="layout" svg:width="3cm" svg:height="1cm" svg:x="3cm" svg:y="11cm">
          <text:p text:style-name="P10"><text:span text:style-name="T7">取指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3cm" svg:height="1cm" svg:x="3.001cm" svg:y="7.001cm">
          <text:p text:style-name="P10"><text:span text:style-name="T7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draw:layer="layout" svg:width="3cm" svg:height="1cm" svg:x="3.001cm" svg:y="9.001cm">
          <text:p text:style-name="P10"><text:span text:style-name="T7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3" draw:layer="layout" svg:width="3cm" svg:height="1cm" svg:x="3.001cm" svg:y="5.001cm">
          <text:p text:style-name="P10"><text:span text:style-name="T7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.501cm" svg:y1="4.001cm" svg:x2="4.501cm" svg:y2="5.001cm">
          <text:p/>
        </draw:line>
        <draw:line draw:style-name="gr17" draw:text-style-name="P8" draw:layer="layout" svg:x1="4.501cm" svg:y1="6.001cm" svg:x2="4.501cm" svg:y2="7.001cm">
          <text:p/>
        </draw:line>
        <draw:line draw:style-name="gr17" draw:text-style-name="P8" draw:layer="layout" svg:x1="4.5cm" svg:y1="10cm" svg:x2="4.5cm" svg:y2="11cm">
          <text:p/>
        </draw:line>
        <draw:custom-shape draw:style-name="gr36" draw:text-style-name="P11" draw:layer="layout" svg:width="1cm" svg:height="1cm" svg:x="4cm" svg:y="3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9" draw:text-style-name="P26" draw:layer="layout" svg:width="7.999cm" svg:height="0.972cm" svg:x="6.001cm" svg:y="7.028cm">
          <text:p text:style-name="P24"><text:span text:style-name="T7">输出初始化寄存器的指令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7" draw:text-style-name="P8" draw:layer="layout" svg:x1="4.5cm" svg:y1="8cm" svg:x2="4.5cm" svg:y2="9cm">
          <text:p/>
        </draw:line>
        <draw:custom-shape draw:style-name="gr39" draw:text-style-name="P27" draw:layer="layout" svg:width="7.999cm" svg:height="0.972cm" svg:x="6.001cm" svg:y="11.028cm">
          <text:p text:style-name="P24"><text:span text:style-name="T9">irp=0; irpn=irp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23" draw:layer="layout" svg:width="3cm" svg:height="1cm" svg:x="3cm" svg:y="13cm">
          <text:p text:style-name="P10"><text:span text:style-name="T7">指令匹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3" draw:layer="layout" svg:width="3cm" svg:height="1cm" svg:x="3cm" svg:y="17cm">
          <text:p text:style-name="P10"><text:span text:style-name="T7">当前模块空闲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3cm" svg:height="1cm" svg:x="3cm" svg:y="15cm">
          <text:p text:style-name="P10"><text:span text:style-name="T7">取参数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xml:id="id53" draw:id="id53" draw:layer="layout" svg:width="3cm" svg:height="1cm" svg:x="3cm" svg:y="19cm">
          <text:p text:style-name="P10"><text:span text:style-name="T7">执行</text:span>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line-skew="0cm -0.499cm" svg:x1="4.5cm" svg:y1="20cm" svg:x2="3cm" svg:y2="11.5cm" draw:start-shape="id53" draw:start-glue-point="2" draw:end-shape="id54" draw:end-glue-point="3" svg:d="M4500 20000v501h-2500v-9001h1000" svg:viewBox="0 0 2501 9002">
          <text:p/>
        </draw:connector>
        <draw:line draw:style-name="gr17" draw:text-style-name="P8" draw:layer="layout" svg:x1="4.5cm" svg:y1="14cm" svg:x2="4.5cm" svg:y2="15cm">
          <text:p/>
        </draw:line>
        <draw:line draw:style-name="gr17" draw:text-style-name="P8" draw:layer="layout" svg:x1="4.5cm" svg:y1="12cm" svg:x2="4.5cm" svg:y2="13cm">
          <text:p/>
        </draw:line>
        <draw:line draw:style-name="gr17" draw:text-style-name="P8" draw:layer="layout" svg:x1="4.5cm" svg:y1="18cm" svg:x2="4.5cm" svg:y2="19cm">
          <text:p/>
        </draw:line>
        <draw:line draw:style-name="gr17" draw:text-style-name="P8" draw:layer="layout" svg:x1="4.5cm" svg:y1="16cm" svg:x2="4.5cm" svg:y2="17cm">
          <text:p/>
        </draw:line>
      </draw:page>
      <draw:page draw:name="page6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译码结构</text:span></text:p>
          </draw:text-box>
        </draw:frame>
        <draw:g xml:id="id56" draw:id="id56">
          <draw:frame draw:style-name="gr40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41" draw:text-style-name="P3" draw:layer="layout" svg:width="0.731cm" svg:height="0.682cm" svg:x="2.469cm" svg:y="5.65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2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3" draw:text-style-name="P11" draw:layer="layout" svg:width="1.999cm" svg:height="1cm" svg:x="14.001cm" svg:y="3cm">
          <text:p text:style-name="P10"><text:span text:style-name="T4">加载</text:span></text:p>
          <draw:enhanced-geometry svg:viewBox="0 0 21600 21600" draw:type="rectangle" draw:enhanced-path="M 0 0 L 21600 0 21600 21600 0 21600 0 0 Z N"/>
        </draw:custom-shape>
        <draw:custom-shape draw:style-name="gr37" draw:text-style-name="P11" xml:id="id65" draw:id="id65" draw:layer="layout" svg:width="3cm" svg:height="1cm" svg:x="5cm" svg:y="3cm">
          <text:p text:style-name="P10"><text:span text:style-name="T4">状态选择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xml:id="id57" draw:id="id57" draw:layer="layout" svg:width="2cm" svg:height="1cm" svg:x="10cm" svg:y="3cm">
          <text:p text:style-name="P10"><text:span text:style-name="T4">初始化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4" draw:text-style-name="P11" xml:id="id59" draw:id="id59" draw:layer="layout" svg:width="2cm" svg:height="1cm" svg:x="10cm" svg:y="5cm">
          <text:p text:style-name="P10"><text:span text:style-name="T4">加载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4" draw:text-style-name="P11" xml:id="id61" draw:id="id61" draw:layer="layout" svg:width="2cm" svg:height="1cm" svg:x="10cm" svg:y="7cm">
          <text:p text:style-name="P10"><text:span text:style-name="T4">比较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4" draw:text-style-name="P11" xml:id="id63" draw:id="id63" draw:layer="layout" svg:width="2cm" svg:height="1cm" svg:x="10cm" svg:y="9cm">
          <text:p text:style-name="P10"><text:span text:style-name="T4">跳转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45" draw:text-style-name="P13" draw:layer="layout" svg:width="3.677cm" svg:height="1.085cm" svg:x="9.4cm" svg:y="1.4cm">
          <draw:text-box>
            <text:p><text:span text:style-name="T4">指令译码器</text:span></text:p>
          </draw:text-box>
        </draw:frame>
        <draw:custom-shape draw:style-name="gr46" draw:text-style-name="P11" xml:id="id55" draw:id="id55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7" draw:text-style-name="P8" draw:layer="layout" svg:x1="5cm" svg:y1="6cm" svg:x2="3.2cm" svg:y2="6cm" draw:start-shape="id55" draw:start-glue-point="6" draw:end-shape="id56" draw:end-glue-point="1" svg:d="M5000 6000h-1800" svg:viewBox="0 0 1801 1">
          <text:p/>
        </draw:connector>
        <draw:line draw:style-name="gr17" draw:text-style-name="P8" xml:id="id58" draw:id="id58" draw:layer="layout" svg:x1="7cm" svg:y1="5.3cm" svg:x2="6cm" svg:y2="5.3cm">
          <text:p/>
        </draw:line>
        <draw:line draw:style-name="gr17" draw:text-style-name="P8" xml:id="id60" draw:id="id60" draw:layer="layout" svg:x1="8cm" svg:y1="5.7cm" svg:x2="6cm" svg:y2="5.7cm">
          <text:p/>
        </draw:line>
        <draw:line draw:style-name="gr17" draw:text-style-name="P8" xml:id="id62" draw:id="id62" draw:layer="layout" svg:x1="7.5cm" svg:y1="6.1cm" svg:x2="6cm" svg:y2="6.1cm">
          <text:p/>
        </draw:line>
        <draw:line draw:style-name="gr17" draw:text-style-name="P8" xml:id="id64" draw:id="id64" draw:layer="layout" svg:x1="7cm" svg:y1="6.5cm" svg:x2="6cm" svg:y2="6.5cm">
          <text:p/>
        </draw:line>
        <draw:connector draw:style-name="gr47" draw:text-style-name="P8" draw:layer="layout" svg:x1="11cm" svg:y1="4cm" svg:x2="7cm" svg:y2="5.3cm" draw:start-shape="id57" draw:start-glue-point="2" draw:end-shape="id58" draw:end-glue-point="1" svg:d="M11000 4000v576h-4000v724" svg:viewBox="0 0 4001 1301">
          <text:p/>
        </draw:connector>
        <draw:connector draw:style-name="gr48" draw:text-style-name="P11" draw:layer="layout" svg:x1="11cm" svg:y1="6cm" svg:x2="8cm" svg:y2="5.7cm" draw:start-shape="id59" draw:start-glue-point="2" draw:end-shape="id60" draw:end-glue-point="1" svg:d="M11000 6000v502h-3000v-802" svg:viewBox="0 0 3001 803">
          <text:p/>
        </draw:connector>
        <draw:connector draw:style-name="gr48" draw:text-style-name="P11" draw:layer="layout" svg:x1="11cm" svg:y1="8cm" svg:x2="7.5cm" svg:y2="6.1cm" draw:start-shape="id61" draw:start-glue-point="2" draw:end-shape="id62" draw:end-glue-point="1" svg:d="M11000 8000v502h-3500v-2402" svg:viewBox="0 0 3501 2403">
          <text:p/>
        </draw:connector>
        <draw:connector draw:style-name="gr48" draw:text-style-name="P11" draw:layer="layout" svg:x1="11cm" svg:y1="10cm" svg:x2="7cm" svg:y2="6.5cm" draw:start-shape="id63" draw:start-glue-point="2" draw:end-shape="id64" draw:end-glue-point="1" svg:d="M11000 10000v502h-4000v-4002" svg:viewBox="0 0 4001 4003">
          <text:p/>
        </draw:connector>
        <draw:line draw:style-name="gr34" draw:text-style-name="P8" draw:layer="layout" svg:x1="5.5cm" svg:y1="4cm" svg:x2="5.5cm" svg:y2="5.2cm">
          <text:p/>
        </draw:line>
        <draw:line draw:style-name="gr17" draw:text-style-name="P8" draw:layer="layout" svg:x1="3.4cm" svg:y1="3.4cm" svg:x2="5cm" svg:y2="3.4cm">
          <text:p/>
        </draw:line>
        <draw:connector draw:style-name="gr17" draw:text-style-name="P8" xml:id="id66" draw:id="id66" draw:layer="layout" svg:x1="8cm" svg:y1="3.5cm" svg:x2="10cm" svg:y2="3.5cm" draw:start-shape="id65" draw:start-glue-point="1" draw:end-shape="id57" draw:end-glue-point="5" svg:d="M8000 3500h2000" svg:viewBox="0 0 2001 1">
          <text:p/>
        </draw:connector>
        <draw:connector draw:style-name="gr17" draw:text-style-name="P8" xml:id="id67" draw:id="id67" draw:layer="layout" svg:x1="9cm" svg:y1="3.5cm" svg:x2="10cm" svg:y2="5.5cm" draw:start-shape="id66" draw:start-glue-point="0" draw:end-shape="id59" draw:end-glue-point="5" svg:d="M9000 3500v2000h1000" svg:viewBox="0 0 1001 2001">
          <text:p/>
        </draw:connector>
        <draw:connector draw:style-name="gr17" draw:text-style-name="P8" xml:id="id68" draw:id="id68" draw:layer="layout" svg:x1="9cm" svg:y1="5.5cm" svg:x2="10cm" svg:y2="7.5cm" draw:start-shape="id67" draw:start-glue-point="0" draw:end-shape="id61" draw:end-glue-point="5" svg:d="M9000 5500v2000h1000" svg:viewBox="0 0 1001 2001">
          <text:p/>
        </draw:connector>
        <draw:connector draw:style-name="gr17" draw:text-style-name="P8" draw:layer="layout" svg:x1="9cm" svg:y1="7.5cm" svg:x2="10cm" svg:y2="9.5cm" draw:start-shape="id68" draw:start-glue-point="0" draw:end-shape="id63" draw:end-glue-point="5" svg:d="M9000 7500v2000h1000" svg:viewBox="0 0 1001 2001">
          <text:p/>
        </draw:connector>
        <draw:custom-shape draw:style-name="gr12" draw:text-style-name="P12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默认">
        <draw:frame draw:style-name="gr19" draw:text-style-name="P14" draw:layer="layout" svg:width="5.582cm" svg:height="1.927cm" svg:x="0.6cm" svg:y="0.029cm">
          <draw:text-box>
            <text:p><text:span text:style-name="T5">译码状态</text:span></text:p>
          </draw:text-box>
        </draw:frame>
        <draw:custom-shape draw:style-name="gr49" draw:text-style-name="P11" draw:layer="layout" svg:width="2cm" svg:height="1cm" svg:x="8.5cm" svg:y="4.5cm">
          <text:p text:style-name="P10"><text:span text:style-name="T4">复位</text:span></text:p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3cm" svg:height="1cm" svg:x="2.1cm" svg:y="8.4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38" draw:text-style-name="P11" xml:id="id71" draw:id="id71" draw:layer="layout" svg:width="3cm" svg:height="1cm" svg:x="7.1cm" svg:y="15.4cm">
          <text:p text:style-name="P10"><text:span text:style-name="T4">bus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8" draw:layer="layout" svg:x1="3.6cm" svg:y1="20.4cm" svg:x2="2.108cm" svg:y2="12.9cm" draw:start-shape="id69" draw:start-glue-point="6" draw:end-shape="id70" draw:end-glue-point="3" svg:d="M3600 20400v502h-2001v-8002h509" svg:viewBox="0 0 2002 8003">
          <text:p/>
        </draw:connector>
        <draw:custom-shape draw:style-name="gr50" draw:text-style-name="P11" draw:layer="layout" svg:width="2cm" svg:height="1cm" svg:x="10.6cm" svg:y="20.4cm">
          <text:p text:style-name="P10"><text:span text:style-name="T4">出错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1" draw:text-style-name="P11" draw:layer="layout" svg:width="1.6cm" svg:height="0.3cm" svg:x="5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11" draw:layer="layout" svg:width="3cm" svg:height="1cm" svg:x="7.1cm" svg:y="8.4cm">
          <text:p text:style-name="P10"><text:span text:style-name="T4">load_i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8" draw:layer="layout" svg:x1="3.608cm" svg:y1="13.4cm" svg:x2="8.6cm" svg:y2="15.4cm" draw:start-shape="id70" draw:start-glue-point="2" draw:end-shape="id71" draw:end-glue-point="4" svg:d="M3608 13400v1000h4992v1000" svg:viewBox="0 0 4993 2001">
          <text:p/>
        </draw:connector>
        <draw:custom-shape draw:style-name="gr38" draw:text-style-name="P11" draw:layer="layout" svg:width="3cm" svg:height="1cm" svg:x="2.1cm" svg:y="6.4cm">
          <text:p text:style-name="P10"><text:span text:style-name="T10">cash</text:span><text:span text:style-name="T4">初始化完成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1.6cm" svg:y1="4.5cm" svg:x2="3.1cm" svg:y2="4.5cm">
          <text:p/>
        </draw:line>
        <draw:frame draw:style-name="gr54" draw:text-style-name="P13" draw:layer="layout" svg:width="2.09cm" svg:height="0.962cm" svg:x="1cm" svg:y="3.3cm">
          <draw:text-box>
            <text:p><text:span text:style-name="T4">!rst_n</text:span></text:p>
          </draw:text-box>
        </draw:frame>
        <draw:custom-shape draw:style-name="gr37" draw:text-style-name="P11" xml:id="id70" draw:id="id70" draw:layer="layout" svg:width="3cm" svg:height="1cm" svg:x="2.108cm" svg:y="12.4cm">
          <text:p text:style-name="P10"><text:span text:style-name="T4">读</text:span><text:span text:style-name="T10">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1" draw:layer="layout" svg:width="3cm" svg:height="1cm" svg:x="2.1cm" svg:y="10.4cm">
          <text:p text:style-name="P10"><text:span text:style-name="T4">!load_bus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draw:layer="layout" svg:width="3cm" svg:height="1cm" svg:x="7.2cm" svg:y="17.4cm">
          <text:p text:style-name="P10"><text:span text:style-name="T4">保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1" draw:layer="layout" svg:width="3cm" svg:height="1cm" svg:x="2.1cm" svg:y="15.4cm">
          <text:p text:style-name="P10"><text:span text:style-name="T4">read_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draw:layer="layout" svg:width="3cm" svg:height="1cm" svg:x="2.1cm" svg:y="17.4cm">
          <text:p text:style-name="P10"><text:span text:style-name="T4">读参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1" xml:id="id69" draw:id="id69" draw:layer="layout" svg:width="3cm" svg:height="1cm" svg:x="2.1cm" svg:y="19.4cm">
          <text:p text:style-name="P10"><text:span text:style-name="T4">!read_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3.6cm" svg:y1="13.4cm" svg:x2="3.6cm" svg:y2="15.4cm">
          <text:p/>
        </draw:line>
        <draw:custom-shape draw:style-name="gr38" draw:text-style-name="P11" xml:id="id72" draw:id="id72" draw:layer="layout" svg:width="3cm" svg:height="1cm" svg:x="7.1cm" svg:y="19.4cm">
          <text:p text:style-name="P10"><text:span text:style-name="T4">!bus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3" draw:text-style-name="P8" draw:layer="layout" svg:x1="8.6cm" svg:y1="20.4cm" svg:x2="3.8cm" svg:y2="20.9cm" draw:start-shape="id72" draw:start-glue-point="6" draw:end-shape="id73" draw:end-glue-point="10" svg:d="M8600 20400v502h-3149v-2h-1651" svg:viewBox="0 0 4801 503">
          <text:p/>
        </draw:connector>
        <draw:custom-shape draw:style-name="gr12" draw:text-style-name="P12" xml:id="id73" draw:id="id73" draw:layer="layout" svg:width="0.4cm" svg:height="0.4cm" svg:x="3.4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8" draw:layer="layout" svg:x1="3.6cm" svg:y1="16.4cm" svg:x2="3.6cm" svg:y2="17.4cm">
          <text:p/>
        </draw:line>
        <draw:line draw:style-name="gr17" draw:text-style-name="P8" draw:layer="layout" svg:x1="3.6cm" svg:y1="18.4cm" svg:x2="3.6cm" svg:y2="19.4cm">
          <text:p/>
        </draw:line>
        <draw:line draw:style-name="gr17" draw:text-style-name="P8" draw:layer="layout" svg:x1="8.6cm" svg:y1="16.4cm" svg:x2="8.6cm" svg:y2="17.4cm">
          <text:p/>
        </draw:line>
        <draw:line draw:style-name="gr17" draw:text-style-name="P8" draw:layer="layout" svg:x1="8.6cm" svg:y1="18.4cm" svg:x2="8.6cm" svg:y2="19.4cm">
          <text:p/>
        </draw:line>
        <draw:line draw:style-name="gr17" draw:text-style-name="P8" draw:layer="layout" svg:x1="4cm" svg:y1="5cm" svg:x2="4cm" svg:y2="6cm">
          <text:p/>
        </draw:line>
        <draw:line draw:style-name="gr17" draw:text-style-name="P8" draw:layer="layout" svg:x1="3.6cm" svg:y1="7.4cm" svg:x2="3.6cm" svg:y2="8.4cm">
          <text:p/>
        </draw:line>
        <draw:line draw:style-name="gr17" draw:text-style-name="P8" draw:layer="layout" svg:x1="3.6cm" svg:y1="9.4cm" svg:x2="3.6cm" svg:y2="10.4cm">
          <text:p/>
        </draw:line>
        <draw:line draw:style-name="gr17" draw:text-style-name="P8" draw:layer="layout" svg:x1="3.6cm" svg:y1="11.4cm" svg:x2="3.6cm" svg:y2="12.4cm">
          <text:p/>
        </draw:line>
        <draw:custom-shape draw:style-name="gr55" draw:text-style-name="P11" draw:layer="layout" svg:width="2cm" svg:height="1cm" svg:x="3cm" svg:y="4cm">
          <text:p text:style-name="P10"><text:span text:style-name="T4">复位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8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译码结构</text:span></text:p>
          </draw:text-box>
        </draw:frame>
        <draw:g>
          <draw:frame draw:style-name="gr56" draw:text-style-name="P2" draw:layer="layout" svg:width="4.748cm" svg:height="0.712cm" svg:x="1.524cm" svg:y="3.088cm">
            <draw:text-box>
              <text:p><text:span text:style-name="T1">i_cash_init_done</text:span></text:p>
            </draw:text-box>
          </draw:frame>
          <draw:custom-shape draw:style-name="gr57" draw:text-style-name="P28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58" draw:text-style-name="P11" xml:id="id75" draw:id="id75" draw:layer="layout" svg:width="3cm" svg:height="2cm" svg:x="14cm" svg:y="3cm">
          <text:p text:style-name="P10"><text:span text:style-name="T4">loa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g>
          <draw:frame draw:style-name="gr59" draw:text-style-name="P2" draw:layer="layout" svg:width="2.076cm" svg:height="0.712cm" svg:x="1.524cm" svg:y="4.188cm">
            <draw:text-box>
              <text:p><text:span text:style-name="T1">i_data</text:span></text:p>
            </draw:text-box>
          </draw:frame>
          <draw:custom-shape draw:style-name="gr57" draw:text-style-name="P28" draw:layer="layout" svg:width="0.4cm" svg:height="0.4cm" svg:x="1.127cm" svg:y="4.2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58" draw:text-style-name="P11" xml:id="id74" draw:id="id74" draw:layer="layout" svg:width="3cm" svg:height="2cm" svg:x="9cm" svg:y="3cm">
          <text:p text:style-name="P10"><text:span text:style-name="T4">译码状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12cm" svg:y1="4cm" svg:x2="14cm" svg:y2="4cm" draw:start-shape="id74" draw:start-glue-point="1" draw:end-shape="id75" draw:end-glue-point="3" svg:d="M12000 4000h2000" svg:viewBox="0 0 2001 1">
          <text:p/>
        </draw:connector>
        <draw:connector draw:style-name="gr17" draw:text-style-name="P8" draw:layer="layout" draw:line-skew="1.499cm" svg:x1="15.5cm" svg:y1="5cm" svg:x2="10.5cm" svg:y2="5cm" draw:start-shape="id75" draw:start-glue-point="2" draw:end-shape="id74" draw:end-glue-point="2" svg:d="M15500 5000v2000h-5000v-2000" svg:viewBox="0 0 5001 2001">
          <text:p/>
        </draw:connector>
        <draw:custom-shape draw:style-name="gr58" draw:text-style-name="P11" xml:id="id77" draw:id="id77" draw:layer="layout" svg:width="3cm" svg:height="2cm" svg:x="14cm" svg:y="8cm">
          <text:p text:style-name="P10"><text:span text:style-name="T4">jump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7" draw:text-style-name="P8" draw:layer="layout" svg:x1="12.7cm" svg:y1="4.2cm" svg:x2="14cm" svg:y2="9cm" draw:start-shape="id76" draw:start-glue-point="8" draw:end-shape="id77" draw:end-glue-point="3" svg:d="M12700 4200v4800h1300" svg:viewBox="0 0 1301 4801">
          <text:p/>
        </draw:connector>
        <draw:connector draw:style-name="gr17" draw:text-style-name="P8" draw:layer="layout" svg:x1="15.5cm" svg:y1="10cm" svg:x2="10.5cm" svg:y2="7.2cm" draw:start-shape="id77" draw:start-glue-point="2" draw:end-shape="id78" draw:end-glue-point="8" svg:d="M15500 10000v501h-5000v-3301" svg:viewBox="0 0 5001 3302">
          <text:p/>
        </draw:connector>
        <draw:custom-shape draw:style-name="gr12" draw:text-style-name="P12" xml:id="id76" draw:id="id76" draw:layer="layout" svg:width="0.4cm" svg:height="0.4cm" svg:x="12.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78" draw:id="id78" draw:layer="layout" svg:width="0.4cm" svg:height="0.4cm" svg:x="10.3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3" draw:layer="layout" svg:width="2.471cm" svg:height="1.673cm" svg:x="15.5cm" svg:y="5.443cm">
          <draw:text-box>
            <text:p><text:span text:style-name="T4">busy</text:span></text:p>
            <text:p><text:span text:style-name="T4">read_p</text:span></text:p>
          </draw:text-box>
        </draw:frame>
        <draw:frame draw:style-name="gr61" draw:text-style-name="P13" draw:layer="layout" svg:width="1.205cm" svg:height="0.962cm" svg:x="11.895cm" svg:y="3.046cm">
          <draw:text-box>
            <text:p><text:span text:style-name="T4">en</text:span></text:p>
          </draw:text-box>
        </draw:frame>
        <draw:frame draw:style-name="gr62" draw:text-style-name="P13" draw:layer="layout" svg:width="2.471cm" svg:height="0.962cm" svg:x="10.5cm" svg:y="9.546cm">
          <draw:text-box>
            <text:p><text:span text:style-name="T4">read_p</text:span></text:p>
          </draw:text-box>
        </draw:frame>
        <draw:custom-shape draw:style-name="gr58" draw:text-style-name="P11" draw:layer="layout" svg:width="3cm" svg:height="2cm" svg:x="3cm" svg:y="8cm">
          <text:p text:style-name="P10"><text:span text:style-name="T4">IR add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2" draw:text-style-name="P12" xml:id="id79" draw:id="id79" draw:layer="layout" svg:width="0.4cm" svg:height="0.4cm" svg:x="15.3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5.5cm" svg:y1="10.7cm" svg:x2="10.95cm" svg:y2="12.1cm" draw:start-shape="id79" draw:start-glue-point="8" draw:end-shape="id80" svg:d="M15500 10700v701h-4550v699" svg:viewBox="0 0 4551 1401">
          <text:p/>
        </draw:connector>
        <draw:frame draw:style-name="gr61" draw:text-style-name="P13" draw:layer="layout" svg:width="1.205cm" svg:height="0.962cm" svg:x="6.095cm" svg:y="8.1cm">
          <draw:text-box>
            <text:p><text:span text:style-name="T4">irp</text:span></text:p>
          </draw:text-box>
        </draw:frame>
        <draw:custom-shape draw:style-name="gr63" draw:text-style-name="P11" xml:id="id80" draw:id="id80" draw:layer="layout" svg:width="16.9cm" svg:height="0.8cm" svg:x="2.5cm" svg:y="12.1cm">
          <text:p text:style-name="P10"><text:span text:style-name="T4">addr_bu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9" draw:style-name="dp1" draw:master-page-name="默认">
        <draw:frame draw:style-name="gr64" draw:text-style-name="P14" draw:layer="layout" svg:width="8.122cm" svg:height="1.927cm" svg:x="0.6cm" svg:y="0.03cm">
          <draw:text-box>
            <text:p><text:span text:style-name="T5">指令地址运算</text:span></text:p>
          </draw:text-box>
        </draw:frame>
        <draw:custom-shape draw:style-name="gr49" draw:text-style-name="P11" draw:layer="layout" svg:width="2cm" svg:height="1cm" svg:x="3.5cm" svg:y="2.998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3cm" svg:height="1cm" svg:x="3cm" svg:y="7cm">
          <text:p text:style-name="P10"><text:span text:style-name="T4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1" draw:layer="layout" svg:width="3cm" svg:height="1cm" svg:x="3cm" svg:y="9cm">
          <text:p text:style-name="P10"><text:span text:style-name="T4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84" draw:id="id84" draw:layer="layout" svg:width="3cm" svg:height="1cm" svg:x="3cm" svg:y="11cm">
          <text:p text:style-name="P10"><text:span text:style-name="T4">暂停</text:span></text:p>
          <draw:enhanced-geometry svg:viewBox="0 0 21600 21600" draw:type="rectangle" draw:enhanced-path="M 0 0 L 21600 0 21600 21600 0 21600 0 0 Z N"/>
        </draw:custom-shape>
        <draw:custom-shape draw:style-name="gr38" draw:text-style-name="P11" xml:id="id81" draw:id="id81" draw:layer="layout" svg:width="3cm" svg:height="1cm" svg:x="3cm" svg:y="17cm">
          <text:p text:style-name="P10"><text:span text:style-name="T4">当前指令跳转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83" draw:id="id83" draw:layer="layout" svg:width="3cm" svg:height="1cm" svg:x="3cm" svg:y="21cm">
          <text:p text:style-name="P10"><text:span text:style-name="T4">跳转</text:span></text:p>
          <draw:enhanced-geometry svg:viewBox="0 0 21600 21600" draw:type="rectangle" draw:enhanced-path="M 0 0 L 21600 0 21600 21600 0 21600 0 0 Z N"/>
        </draw:custom-shape>
        <draw:custom-shape draw:style-name="gr51" draw:text-style-name="P11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11" draw:layer="layout" svg:width="2.999cm" svg:height="1cm" svg:x="8.001cm" svg:y="19cm">
          <text:p text:style-name="P10"><text:span text:style-name="T4">irn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3" draw:text-style-name="P8" draw:layer="layout" svg:x1="3cm" svg:y1="17.5cm" svg:x2="3cm" svg:y2="13.5cm" draw:start-shape="id81" draw:start-glue-point="5" draw:end-shape="id82" draw:end-glue-point="5" svg:d="M3000 17500h-890v-4000h890" svg:viewBox="0 0 891 4001">
          <text:p/>
        </draw:connector>
        <draw:custom-shape draw:style-name="gr38" draw:text-style-name="P11" xml:id="id82" draw:id="id82" draw:layer="layout" svg:width="3cm" svg:height="1cm" svg:x="3cm" svg:y="13cm">
          <text:p text:style-name="P10"><text:span text:style-name="T4">下一指令信号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1" draw:layer="layout" svg:width="3cm" svg:height="1cm" svg:x="8cm" svg:y="11cm">
          <text:p text:style-name="P10"><text:span text:style-name="T4">irn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1" draw:text-style-name="P11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6" draw:text-style-name="P2" draw:layer="layout" svg:width="1.653cm" svg:height="0.712cm" svg:x="14.197cm" svg:y="1.1cm">
            <draw:text-box>
              <text:p><text:span text:style-name="T1">ir*_en</text:span></text:p>
            </draw:text-box>
          </draw:frame>
          <draw:custom-shape draw:style-name="gr3" draw:text-style-name="P3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52" draw:text-style-name="P11" draw:layer="layout" svg:width="3cm" svg:height="1cm" svg:x="8cm" svg:y="3cm">
          <text:p text:style-name="P10"><text:span text:style-name="T4">irn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1" draw:text-style-name="P11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1" draw:layer="layout" svg:width="3cm" svg:height="1cm" svg:x="3cm" svg:y="5cm">
          <text:p text:style-name="P10"><text:span text:style-name="T4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.5cm" svg:y1="4cm" svg:x2="4.5cm" svg:y2="5cm">
          <text:p/>
        </draw:line>
        <draw:line draw:style-name="gr17" draw:text-style-name="P8" draw:layer="layout" svg:x1="4.5cm" svg:y1="6cm" svg:x2="4.5cm" svg:y2="7cm">
          <text:p/>
        </draw:line>
        <draw:custom-shape draw:style-name="gr52" draw:text-style-name="P11" draw:layer="layout" svg:width="3cm" svg:height="1cm" svg:x="8cm" svg:y="7cm">
          <text:p text:style-name="P10"><text:span text:style-name="T4">ir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1" draw:text-style-name="P11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3cm" svg:height="1cm" svg:x="3cm" svg:y="15cm">
          <text:p text:style-name="P10"><text:span text:style-name="T4">下一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11" draw:layer="layout" svg:width="2.999cm" svg:height="1cm" svg:x="8.001cm" svg:y="15cm">
          <text:p text:style-name="P10"><text:span text:style-name="T4">irn = ir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11" draw:layer="layout" svg:width="3cm" svg:height="1cm" svg:x="10.8cm" svg:y="12.9cm">
          <text:p text:style-name="P10"><text:span text:style-name="T4">指令匹配成功</text:span><text:span text:style-name="T10">&amp;</text:span></text:p>
          <text:p text:style-name="P10"><text:span text:style-name="T4">匹配模块空闲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7" draw:text-style-name="P11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8" draw:layer="layout" draw:line-skew="0cm -1.499cm" svg:x1="4.5cm" svg:y1="22cm" svg:x2="3cm" svg:y2="11.5cm" draw:start-shape="id83" draw:start-glue-point="2" draw:end-shape="id84" draw:end-glue-point="3" svg:d="M4500 22000v501h-3500v-11001h2000" svg:viewBox="0 0 3501 11002">
          <text:p/>
        </draw:connector>
        <draw:frame draw:style-name="gr68" draw:text-style-name="P29" draw:layer="layout" svg:width="4.312cm" svg:height="1.085cm" svg:x="4.7cm" svg:y="22.015cm">
          <draw:text-box>
            <text:p><text:span text:style-name="T4">等一拍，取指</text:span></text:p>
          </draw:text-box>
        </draw:frame>
        <draw:custom-shape draw:style-name="gr37" draw:text-style-name="P11" draw:layer="layout" svg:width="3cm" svg:height="1cm" svg:x="3cm" svg:y="19cm">
          <text:p text:style-name="P10"><text:span text:style-name="T4">准备跳转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8" draw:layer="layout" svg:x1="6cm" svg:y1="13.5cm" svg:x2="6cm" svg:y2="11.5cm" draw:start-shape="id82" draw:start-glue-point="7" draw:end-shape="id84" draw:end-glue-point="1" svg:d="M6000 13500h894v-2000h-894" svg:viewBox="0 0 895 2001">
          <text:p/>
        </draw:connector>
        <draw:custom-shape draw:style-name="gr51" draw:text-style-name="P11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11" draw:layer="layout" svg:width="2.999cm" svg:height="1cm" svg:x="8.001cm" svg:y="21cm">
          <text:p text:style-name="P10"><text:span text:style-name="T4">irn = add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69" draw:text-style-name="P2" draw:layer="layout" svg:width="2.991cm" svg:height="0.712cm" svg:x="14.197cm" svg:y="2.3cm">
            <draw:text-box>
              <text:p><text:span text:style-name="T1">jump_addr</text:span></text:p>
            </draw:text-box>
          </draw:frame>
          <draw:custom-shape draw:style-name="gr3" draw:text-style-name="P3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17" draw:text-style-name="P8" draw:layer="layout" svg:x1="4.5cm" svg:y1="8cm" svg:x2="4.5cm" svg:y2="9cm">
          <text:p/>
        </draw:line>
        <draw:line draw:style-name="gr17" draw:text-style-name="P8" draw:layer="layout" svg:x1="4.5cm" svg:y1="10cm" svg:x2="4.5cm" svg:y2="11cm">
          <text:p/>
        </draw:line>
        <draw:line draw:style-name="gr17" draw:text-style-name="P8" draw:layer="layout" svg:x1="4.5cm" svg:y1="12cm" svg:x2="4.5cm" svg:y2="13cm">
          <text:p/>
        </draw:line>
        <draw:line draw:style-name="gr17" draw:text-style-name="P8" draw:layer="layout" svg:x1="4.5cm" svg:y1="14cm" svg:x2="4.5cm" svg:y2="15cm">
          <text:p/>
        </draw:line>
        <draw:line draw:style-name="gr17" draw:text-style-name="P8" draw:layer="layout" svg:x1="4.5cm" svg:y1="16cm" svg:x2="4.5cm" svg:y2="17cm">
          <text:p/>
        </draw:line>
        <draw:line draw:style-name="gr17" draw:text-style-name="P8" draw:layer="layout" svg:x1="4.5cm" svg:y1="18cm" svg:x2="4.5cm" svg:y2="19cm">
          <text:p/>
        </draw:line>
        <draw:line draw:style-name="gr17" draw:text-style-name="P8" draw:layer="layout" svg:x1="4.5cm" svg:y1="20cm" svg:x2="4.5cm" svg:y2="21cm">
          <text:p/>
        </draw:line>
      </draw:page>
      <draw:page draw:name="page10" draw:style-name="dp1" draw:master-page-name="默认">
        <draw:frame draw:style-name="gr19" draw:text-style-name="P14" draw:layer="layout" svg:width="5.582cm" svg:height="1.927cm" svg:x="0.6cm" svg:y="0.03cm">
          <draw:text-box>
            <text:p><text:span text:style-name="T5">加载指令</text:span></text:p>
          </draw:text-box>
        </draw:frame>
        <draw:custom-shape draw:style-name="gr49" draw:text-style-name="P11" xml:id="id89" draw:id="id89" draw:layer="layout" svg:width="2cm" svg:height="1cm" svg:x="3cm" svg:y="2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3cm" svg:height="1cm" svg:x="2.501cm" svg:y="5.001cm">
          <text:p text:style-name="P10"><text:span text:style-name="T4">in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4cm" svg:y1="3cm" svg:x2="4.001cm" svg:y2="5.001cm">
          <text:p/>
        </draw:line>
        <draw:custom-shape draw:style-name="gr49" draw:text-style-name="P11" xml:id="id90" draw:id="id90" draw:layer="layout" svg:width="2cm" svg:height="1cm" svg:x="3cm" svg:y="7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3cm" svg:height="2cm" svg:x="6cm" svg:y="7cm">
          <text:p text:style-name="P10"><text:span text:style-name="T4">p0_n = 0</text:span></text:p>
          <text:p text:style-name="P10"><text:span text:style-name="T4">p1_n = 0</text:span></text:p>
          <text:p text:style-name="P10"><text:span text:style-name="T4">p2_n = f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1" draw:text-style-name="P11" draw:layer="layout" svg:width="4cm" svg:height="1.3cm" svg:x="13cm" svg:y="6.9cm">
          <text:p text:style-name="P10"><text:span text:style-name="T4">p0_n = i_data</text:span></text:p>
          <text:p text:style-name="P10"><text:span text:style-name="T4">p12_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9" draw:text-style-name="P11" draw:layer="layout" svg:width="2cm" svg:height="1cm" svg:x="10cm" svg:y="7cm">
          <text:p text:style-name="P10"><text:span text:style-name="T4">读</text:span><text:span text:style-name="T10">p0</text:span></text:p>
          <draw:enhanced-geometry svg:viewBox="0 0 21600 21600" draw:type="rectangle" draw:enhanced-path="M 0 0 L 21600 0 21600 21600 0 21600 0 0 Z N"/>
        </draw:custom-shape>
        <draw:custom-shape draw:style-name="gr38" draw:text-style-name="P11" xml:id="id86" draw:id="id86" draw:layer="layout" svg:width="3cm" svg:height="1cm" svg:x="9.5cm" svg:y="5cm">
          <text:p text:style-name="P10"><text:span text:style-name="T4">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8" draw:layer="layout" svg:x1="4.2cm" svg:y1="4cm" svg:x2="11cm" svg:y2="5cm" draw:start-shape="id85" draw:start-glue-point="10" draw:end-shape="id86" draw:end-glue-point="4" svg:d="M4200 4000h6800v1000" svg:viewBox="0 0 6801 1001">
          <text:p/>
        </draw:connector>
        <draw:custom-shape draw:style-name="gr49" draw:text-style-name="P11" draw:layer="layout" svg:width="2cm" svg:height="1cm" svg:x="10cm" svg:y="9cm">
          <text:p text:style-name="P10"><text:span text:style-name="T4">读</text:span><text:span text:style-name="T10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xml:id="id91" draw:id="id91" draw:layer="layout" svg:width="2cm" svg:height="1cm" svg:x="10cm" svg:y="11cm">
          <text:p text:style-name="P10"><text:span text:style-name="T4">读</text:span><text:span text:style-name="T10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1" draw:layer="layout" svg:width="4cm" svg:height="1.5cm" svg:x="13cm" svg:y="9cm">
          <text:p text:style-name="P10"><text:span text:style-name="T4">p02_n = p02</text:span></text:p>
          <text:p text:style-name="P10"><text:span text:style-name="T4">p1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1" draw:text-style-name="P11" draw:layer="layout" svg:width="4cm" svg:height="1.3cm" svg:x="13cm" svg:y="11cm">
          <text:p text:style-name="P10"><text:span text:style-name="T4">p01_n = p01</text:span></text:p>
          <text:p text:style-name="P10"><text:span text:style-name="T4">p2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9" draw:text-style-name="P11" xml:id="id88" draw:id="id88" draw:layer="layout" svg:width="2cm" svg:height="1cm" svg:x="4cm" svg:y="14cm">
          <text:p text:style-name="P10"><text:span text:style-name="T4">读</text:span><text:span text:style-name="T10">cash</text:span></text:p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2cm" svg:height="1cm" svg:x="4cm" svg:y="18cm">
          <text:p text:style-name="P10"><text:span text:style-name="T4">写寄令</text:span></text:p>
          <draw:enhanced-geometry svg:viewBox="0 0 21600 21600" draw:type="rectangle" draw:enhanced-path="M 0 0 L 21600 0 21600 21600 0 21600 0 0 Z N"/>
        </draw:custom-shape>
        <draw:custom-shape draw:style-name="gr38" draw:text-style-name="P11" xml:id="id87" draw:id="id87" draw:layer="layout" svg:width="3cm" svg:height="1cm" svg:x="3.5cm" svg:y="20cm">
          <text:p text:style-name="P10"><text:span text:style-name="T4">counter==p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3" draw:text-style-name="P30" draw:layer="layout" svg:width="11.7cm" svg:height="1.1cm" svg:x="7cm" svg:y="14cm">
          <text:p text:style-name="P24"><text:span text:style-name="T4">pi_n=pi; oabn = p0; p0_n=p0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4" draw:text-style-name="P31" draw:layer="layout" svg:width="7.525cm" svg:height="0.962cm" svg:x="11.975cm" svg:y="3.1cm">
          <draw:text-box>
            <text:p text:style-name="P24"><text:span text:style-name="T4">oabn = o_addr_bus_next</text:span></text:p>
          </draw:text-box>
        </draw:frame>
        <draw:custom-shape draw:style-name="gr73" draw:text-style-name="P30" draw:layer="layout" svg:width="11.7cm" svg:height="1.1cm" svg:x="7cm" svg:y="18cm">
          <text:p text:style-name="P24"><text:span text:style-name="T4">pi_n=pi; oabn = p1; p1_n=p1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8" draw:layer="layout" svg:x1="3.5cm" svg:y1="20.5cm" svg:x2="4cm" svg:y2="14.5cm" draw:start-shape="id87" draw:start-glue-point="5" draw:end-shape="id88" draw:end-glue-point="3" svg:d="M3500 20500h-754v-6000h1254" svg:viewBox="0 0 1255 6001">
          <text:p/>
        </draw:connector>
        <draw:connector draw:style-name="gr17" draw:text-style-name="P8" draw:layer="layout" draw:line-skew="0cm -0.499cm" svg:x1="5cm" svg:y1="21cm" svg:x2="3cm" svg:y2="2.5cm" draw:start-shape="id87" draw:start-glue-point="6" draw:end-shape="id89" draw:end-glue-point="3" svg:d="M5000 21000v502h-3000v-19002h1000" svg:viewBox="0 0 3001 19003">
          <text:p/>
        </draw:connector>
        <draw:connector draw:style-name="gr17" draw:text-style-name="P8" draw:layer="layout" svg:x1="4cm" svg:y1="8cm" svg:x2="5cm" svg:y2="14cm" draw:start-shape="id90" draw:start-glue-point="2" draw:end-shape="id88" svg:d="M4000 8000v3000h1000v3000" svg:viewBox="0 0 1001 6001">
          <text:p/>
        </draw:connector>
        <draw:connector draw:style-name="gr17" draw:text-style-name="P8" draw:layer="layout" svg:x1="11cm" svg:y1="12cm" svg:x2="5.2cm" svg:y2="13cm" draw:start-shape="id91" draw:start-glue-point="2" draw:end-shape="id92" draw:end-glue-point="10" svg:d="M11000 12000v1000h-5800" svg:viewBox="0 0 5801 1001">
          <text:p/>
        </draw:connector>
        <draw:custom-shape draw:style-name="gr12" draw:text-style-name="P12" xml:id="id92" draw:id="id92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8" draw:layer="layout" svg:x1="4cm" svg:y1="6cm" svg:x2="4cm" svg:y2="7cm">
          <text:p/>
        </draw:line>
        <draw:line draw:style-name="gr17" draw:text-style-name="P8" draw:layer="layout" svg:x1="11cm" svg:y1="6cm" svg:x2="11cm" svg:y2="7cm">
          <text:p/>
        </draw:line>
        <draw:line draw:style-name="gr17" draw:text-style-name="P8" draw:layer="layout" svg:x1="11cm" svg:y1="8cm" svg:x2="11cm" svg:y2="9cm">
          <text:p/>
        </draw:line>
        <draw:line draw:style-name="gr17" draw:text-style-name="P8" draw:layer="layout" svg:x1="11cm" svg:y1="10cm" svg:x2="11cm" svg:y2="11cm">
          <text:p/>
        </draw:line>
        <draw:line draw:style-name="gr17" draw:text-style-name="P8" draw:layer="layout" svg:x1="5cm" svg:y1="15cm" svg:x2="5cm" svg:y2="16cm">
          <text:p/>
        </draw:line>
        <draw:line draw:style-name="gr17" draw:text-style-name="P8" draw:layer="layout" svg:x1="5cm" svg:y1="19cm" svg:x2="5cm" svg:y2="20cm">
          <text:p/>
        </draw:line>
        <draw:custom-shape draw:style-name="gr12" draw:text-style-name="P12" xml:id="id85" draw:id="id85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1" draw:layer="layout" svg:width="2cm" svg:height="1cm" svg:x="4cm" svg:y="16cm">
          <text:p text:style-name="P10"><text:span text:style-name="T4">cash_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8" draw:layer="layout" svg:x1="5cm" svg:y1="17cm" svg:x2="5cm" svg:y2="18cm">
          <text:p/>
        </draw:line>
        <draw:frame draw:style-name="gr76" draw:text-style-name="P32" draw:layer="layout" svg:width="7.062cm" svg:height="0.963cm" svg:x="7.099cm" svg:y="16.037cm">
          <draw:text-box>
            <text:p><text:span text:style-name="T10">cash</text:span><text:span text:style-name="T4">一次只读一行数据</text:span></text:p>
          </draw:text-box>
        </draw:frame>
        <draw:frame draw:style-name="gr77" draw:text-style-name="P13" draw:layer="layout" svg:width="7.226cm" svg:height="1.085cm" svg:x="5.974cm" svg:y="1.015cm">
          <draw:text-box>
            <text:p><text:span text:style-name="T4">从</text:span><text:span text:style-name="T10">cash</text:span><text:span text:style-name="T4">读到数据寄存器</text:span></text:p>
          </draw:text-box>
        </draw:frame>
      </draw:page>
      <draw:page draw:name="page11" draw:style-name="dp1" draw:master-page-name="默认">
        <draw:frame draw:style-name="gr19" draw:text-style-name="P14" draw:layer="layout" svg:width="5.582cm" svg:height="1.927cm" svg:x="0.6cm" svg:y="0.031cm">
          <draw:text-box>
            <text:p><text:span text:style-name="T5">指令控制</text:span></text:p>
          </draw:text-box>
        </draw:frame>
        <draw:custom-shape draw:style-name="gr78" draw:text-style-name="P11" draw:layer="layout" svg:width="3cm" svg:height="5cm" svg:x="2cm" svg:y="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9" draw:text-style-name="P11" draw:layer="layout" svg:width="6cm" svg:height="5cm" svg:x="7cm" svg:y="5cm">
          <text:p text:style-name="P10"><text:span text:style-name="T4">loop_begin loop_e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0" draw:text-style-name="P11" draw:layer="layout" svg:width="3.1cm" svg:height="1cm" svg:x="2cm" svg:y="12cm">
          <text:p text:style-name="P10"><text:span text:style-name="T4">条件</text:span></text:p>
          <draw:enhanced-geometry svg:viewBox="0 0 21600 21600" draw:type="rectangle" draw:enhanced-path="M 0 0 L 21600 0 21600 21600 0 21600 0 0 Z N"/>
        </draw:custom-shape>
        <draw:custom-shape draw:style-name="gr81" draw:text-style-name="P11" draw:layer="layout" svg:width="6cm" svg:height="1cm" svg:x="2cm" svg:y="14cm">
          <text:p text:style-name="P10"><text:span text:style-name="T4">条件假的跳转地址</text:span></text:p>
          <draw:enhanced-geometry svg:viewBox="0 0 21600 21600" draw:type="rectangle" draw:enhanced-path="M 0 0 L 21600 0 21600 21600 0 21600 0 0 Z N"/>
        </draw:custom-shape>
        <draw:custom-shape draw:style-name="gr80" draw:text-style-name="P11" draw:layer="layout" svg:width="3.1cm" svg:height="1cm" svg:x="6cm" svg:y="12cm">
          <text:p text:style-name="P10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81" draw:text-style-name="P11" draw:layer="layout" svg:width="6cm" svg:height="1cm" svg:x="2cm" svg:y="13cm">
          <text:p text:style-name="P10"><text:span text:style-name="T4">条件真的跳转地址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默认">
        <draw:frame draw:style-name="gr19" draw:text-style-name="P14" draw:layer="layout" svg:width="5.582cm" svg:height="1.927cm" svg:x="0cm" svg:y="-0.027cm">
          <draw:text-box>
            <text:p><text:span text:style-name="T5">控制模块</text:span></text:p>
          </draw:text-box>
        </draw:frame>
        <draw:custom-shape draw:style-name="gr49" draw:text-style-name="P11" draw:layer="layout" svg:width="2cm" svg:height="1cm" svg:x="7cm" svg:y="3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75" draw:text-style-name="P33" xml:id="id94" draw:id="id94" draw:layer="layout" svg:width="2cm" svg:height="1cm" svg:x="3cm" svg:y="5cm">
          <text:p text:style-name="P10"><text:span text:style-name="T8">i_port == `PORT_JUMP_DIREC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1" xml:id="id93" draw:id="id93" draw:layer="layout" svg:width="2cm" svg:height="1cm" svg:x="3cm" svg:y="3cm">
          <text:p text:style-name="P10"><text:span text:style-name="T4">复位</text:span></text:p>
          <draw:enhanced-geometry svg:viewBox="0 0 21600 21600" draw:type="rectangle" draw:enhanced-path="M 0 0 L 21600 0 21600 21600 0 21600 0 0 Z N"/>
        </draw:custom-shape>
        <draw:frame draw:style-name="gr82" draw:text-style-name="P13" draw:layer="layout" svg:width="1.912cm" svg:height="0.962cm" svg:x="0.9cm" svg:y="2.546cm">
          <draw:text-box>
            <text:p><text:span text:style-name="T4">rst_n</text:span></text:p>
          </draw:text-box>
        </draw:frame>
        <draw:line draw:style-name="gr17" draw:text-style-name="P8" draw:layer="layout" svg:x1="1cm" svg:y1="3.5cm" svg:x2="3cm" svg:y2="3.5cm">
          <text:p/>
        </draw:line>
        <draw:custom-shape draw:style-name="gr49" draw:text-style-name="P11" xml:id="id95" draw:id="id95" draw:layer="layout" svg:width="2cm" svg:height="1cm" svg:x="3cm" svg:y="7cm">
          <text:p text:style-name="P10"><text:span text:style-name="T4">工作</text:span></text:p>
          <draw:enhanced-geometry svg:viewBox="0 0 21600 21600" draw:type="rectangle" draw:enhanced-path="M 0 0 L 21600 0 21600 21600 0 21600 0 0 Z N"/>
        </draw:custom-shape>
        <draw:connector draw:style-name="gr17" draw:text-style-name="P34" draw:layer="layout" svg:x1="4cm" svg:y1="4cm" svg:x2="4cm" svg:y2="5cm" draw:start-shape="id93" draw:start-glue-point="2" draw:end-shape="id94" draw:end-glue-point="4" svg:d="M4000 4000v1000" svg:viewBox="0 0 1 1001">
          <text:p/>
        </draw:connector>
        <draw:connector draw:style-name="gr17" draw:text-style-name="P34" draw:layer="layout" svg:x1="4cm" svg:y1="6cm" svg:x2="4cm" svg:y2="7cm" draw:start-shape="id94" draw:start-glue-point="6" draw:end-shape="id95" draw:end-glue-point="0" svg:d="M4000 6000v1000" svg:viewBox="0 0 1 1001">
          <text:p/>
        </draw:connector>
      </draw:page>
      <draw:page draw:name="page13" draw:style-name="dp1" draw:master-page-name="默认">
        <draw:g>
          <draw:line draw:style-name="gr83" draw:text-style-name="P8" draw:layer="layout" svg:x1="8.2cm" svg:y1="3cm" svg:x2="8.8cm" svg:y2="3cm">
            <text:p/>
          </draw:line>
          <draw:line draw:style-name="gr83" draw:text-style-name="P8" draw:layer="layout" svg:x1="7.2cm" svg:y1="2cm" svg:x2="6.8cm" svg:y2="3cm">
            <text:p/>
          </draw:line>
          <draw:line draw:style-name="gr83" draw:text-style-name="P8" draw:layer="layout" svg:x1="7.8cm" svg:y1="2cm" svg:x2="8.2cm" svg:y2="3cm">
            <text:p/>
          </draw:line>
          <draw:line draw:style-name="gr83" draw:text-style-name="P8" draw:layer="layout" svg:x1="7.2cm" svg:y1="2cm" svg:x2="7.8cm" svg:y2="2cm">
            <text:p/>
          </draw:line>
        </draw:g>
        <draw:g>
          <draw:line draw:style-name="gr83" draw:text-style-name="P8" draw:layer="layout" svg:x1="10.2cm" svg:y1="3cm" svg:x2="10.8cm" svg:y2="3cm">
            <text:p/>
          </draw:line>
          <draw:line draw:style-name="gr83" draw:text-style-name="P8" draw:layer="layout" svg:x1="9.2cm" svg:y1="2cm" svg:x2="8.8cm" svg:y2="3cm">
            <text:p/>
          </draw:line>
          <draw:line draw:style-name="gr83" draw:text-style-name="P8" draw:layer="layout" svg:x1="9.8cm" svg:y1="2cm" svg:x2="10.2cm" svg:y2="3cm">
            <text:p/>
          </draw:line>
          <draw:line draw:style-name="gr83" draw:text-style-name="P8" draw:layer="layout" svg:x1="9.2cm" svg:y1="2cm" svg:x2="9.8cm" svg:y2="2cm">
            <text:p/>
          </draw:line>
        </draw:g>
        <draw:g>
          <draw:line draw:style-name="gr83" draw:text-style-name="P8" draw:layer="layout" svg:x1="12.2cm" svg:y1="3cm" svg:x2="12.8cm" svg:y2="3cm">
            <text:p/>
          </draw:line>
          <draw:line draw:style-name="gr83" draw:text-style-name="P8" draw:layer="layout" svg:x1="11.2cm" svg:y1="2cm" svg:x2="10.8cm" svg:y2="3cm">
            <text:p/>
          </draw:line>
          <draw:line draw:style-name="gr83" draw:text-style-name="P8" draw:layer="layout" svg:x1="11.8cm" svg:y1="2cm" svg:x2="12.2cm" svg:y2="3cm">
            <text:p/>
          </draw:line>
          <draw:line draw:style-name="gr83" draw:text-style-name="P8" draw:layer="layout" svg:x1="11.2cm" svg:y1="2cm" svg:x2="11.8cm" svg:y2="2cm">
            <text:p/>
          </draw:line>
        </draw:g>
        <draw:g>
          <draw:line draw:style-name="gr83" draw:text-style-name="P8" draw:layer="layout" svg:x1="7.4cm" svg:y1="4cm" svg:x2="8.6cm" svg:y2="4cm">
            <text:p/>
          </draw:line>
          <draw:line draw:style-name="gr83" draw:text-style-name="P8" draw:layer="layout" svg:x1="7cm" svg:y1="4.5cm" svg:x2="7.4cm" svg:y2="4cm">
            <text:p/>
          </draw:line>
          <draw:line draw:style-name="gr83" draw:text-style-name="P8" draw:layer="layout" svg:x1="7.4cm" svg:y1="5cm" svg:x2="7cm" svg:y2="4.5cm">
            <text:p/>
          </draw:line>
          <draw:line draw:style-name="gr83" draw:text-style-name="P8" draw:layer="layout" svg:x1="7.4cm" svg:y1="5cm" svg:x2="8.6cm" svg:y2="5cm">
            <text:p/>
          </draw:line>
          <draw:line draw:style-name="gr83" draw:text-style-name="P8" draw:layer="layout" svg:x1="9cm" svg:y1="4.5cm" svg:x2="8.6cm" svg:y2="4cm">
            <text:p/>
          </draw:line>
          <draw:line draw:style-name="gr83" draw:text-style-name="P8" draw:layer="layout" svg:x1="8.6cm" svg:y1="5cm" svg:x2="9cm" svg:y2="4.5cm">
            <text:p/>
          </draw:line>
        </draw:g>
        <draw:g>
          <draw:line draw:style-name="gr83" draw:text-style-name="P8" draw:layer="layout" svg:x1="9.8cm" svg:y1="4cm" svg:x2="12.2cm" svg:y2="4cm">
            <text:p/>
          </draw:line>
          <draw:line draw:style-name="gr83" draw:text-style-name="P8" draw:layer="layout" svg:x1="9cm" svg:y1="4.5cm" svg:x2="9.8cm" svg:y2="4cm">
            <text:p/>
          </draw:line>
          <draw:line draw:style-name="gr83" draw:text-style-name="P8" draw:layer="layout" svg:x1="9.8cm" svg:y1="5cm" svg:x2="9cm" svg:y2="4.5cm">
            <text:p/>
          </draw:line>
          <draw:line draw:style-name="gr83" draw:text-style-name="P8" draw:layer="layout" svg:x1="9.8cm" svg:y1="5cm" svg:x2="12.2cm" svg:y2="5cm">
            <text:p/>
          </draw:line>
          <draw:line draw:style-name="gr83" draw:text-style-name="P8" draw:layer="layout" svg:x1="13cm" svg:y1="4.5cm" svg:x2="12.2cm" svg:y2="4cm">
            <text:p/>
          </draw:line>
          <draw:line draw:style-name="gr83" draw:text-style-name="P8" draw:layer="layout" svg:x1="12.2cm" svg:y1="5cm" svg:x2="13cm" svg:y2="4.5cm">
            <text:p/>
          </draw:line>
        </draw:g>
        <draw:frame draw:style-name="gr84" draw:text-style-name="P35" draw:layer="layout" svg:width="1.239cm" svg:height="0.734cm" svg:x="7.4cm" svg:y="4.266cm">
          <draw:text-box>
            <text:p><text:span text:style-name="T8">取指</text:span></text:p>
          </draw:text-box>
        </draw:frame>
        <draw:frame draw:style-name="gr84" draw:text-style-name="P35" draw:layer="layout" svg:width="1.239cm" svg:height="0.734cm" svg:x="9.4cm" svg:y="4.266cm">
          <draw:text-box>
            <text:p><text:span text:style-name="T8">器件</text:span></text:p>
          </draw:text-box>
        </draw:frame>
        <draw:g>
          <draw:line draw:style-name="gr83" draw:text-style-name="P8" draw:layer="layout" svg:x1="11.4cm" svg:y1="5.5cm" svg:x2="12.6cm" svg:y2="5.5cm">
            <text:p/>
          </draw:line>
          <draw:line draw:style-name="gr83" draw:text-style-name="P8" draw:layer="layout" svg:x1="11cm" svg:y1="6cm" svg:x2="11.4cm" svg:y2="5.5cm">
            <text:p/>
          </draw:line>
          <draw:line draw:style-name="gr83" draw:text-style-name="P8" draw:layer="layout" svg:x1="11.4cm" svg:y1="6.5cm" svg:x2="11cm" svg:y2="6cm">
            <text:p/>
          </draw:line>
          <draw:line draw:style-name="gr83" draw:text-style-name="P8" draw:layer="layout" svg:x1="11.4cm" svg:y1="6.5cm" svg:x2="12.6cm" svg:y2="6.5cm">
            <text:p/>
          </draw:line>
          <draw:line draw:style-name="gr83" draw:text-style-name="P8" draw:layer="layout" svg:x1="13cm" svg:y1="6cm" svg:x2="12.6cm" svg:y2="5.5cm">
            <text:p/>
          </draw:line>
          <draw:line draw:style-name="gr83" draw:text-style-name="P8" draw:layer="layout" svg:x1="12.6cm" svg:y1="6.5cm" svg:x2="13cm" svg:y2="6cm">
            <text:p/>
          </draw:line>
        </draw:g>
        <draw:frame draw:style-name="gr84" draw:text-style-name="P35" draw:layer="layout" svg:width="1.239cm" svg:height="0.734cm" svg:x="11.4cm" svg:y="5.766cm">
          <draw:text-box>
            <text:p><text:span text:style-name="T8">端口</text:span></text:p>
          </draw:text-box>
        </draw:frame>
        <draw:g>
          <draw:line draw:style-name="gr85" draw:text-style-name="P8" draw:layer="layout" svg:x1="13.4cm" svg:y1="4.5cm" svg:x2="14.6cm" svg:y2="4.5cm">
            <text:p/>
          </draw:line>
          <draw:line draw:style-name="gr85" draw:text-style-name="P8" draw:layer="layout" svg:x1="13cm" svg:y1="5cm" svg:x2="13.4cm" svg:y2="4.5cm">
            <text:p/>
          </draw:line>
          <draw:line draw:style-name="gr85" draw:text-style-name="P8" draw:layer="layout" svg:x1="13.4cm" svg:y1="5.5cm" svg:x2="13cm" svg:y2="5cm">
            <text:p/>
          </draw:line>
          <draw:line draw:style-name="gr85" draw:text-style-name="P8" draw:layer="layout" svg:x1="13.4cm" svg:y1="5.5cm" svg:x2="14.6cm" svg:y2="5.5cm">
            <text:p/>
          </draw:line>
          <draw:line draw:style-name="gr85" draw:text-style-name="P8" draw:layer="layout" svg:x1="15cm" svg:y1="5cm" svg:x2="14.6cm" svg:y2="4.5cm">
            <text:p/>
          </draw:line>
          <draw:line draw:style-name="gr85" draw:text-style-name="P8" draw:layer="layout" svg:x1="14.6cm" svg:y1="5.5cm" svg:x2="15cm" svg:y2="5cm">
            <text:p/>
          </draw:line>
        </draw:g>
        <draw:frame draw:style-name="gr86" draw:text-style-name="P35" draw:layer="layout" svg:width="1.239cm" svg:height="1.217cm" svg:x="13.423cm" svg:y="4.383cm">
          <draw:text-box>
            <text:p><text:span text:style-name="T8">缓存</text:span></text:p>
            <text:p><text:span text:style-name="T8">数据</text:span></text:p>
          </draw:text-box>
        </draw:frame>
        <draw:g>
          <draw:line draw:style-name="gr83" draw:text-style-name="P8" draw:layer="layout" svg:x1="14.2cm" svg:y1="3cm" svg:x2="14.8cm" svg:y2="3cm">
            <text:p/>
          </draw:line>
          <draw:line draw:style-name="gr83" draw:text-style-name="P8" draw:layer="layout" svg:x1="13.2cm" svg:y1="2cm" svg:x2="12.8cm" svg:y2="3cm">
            <text:p/>
          </draw:line>
          <draw:line draw:style-name="gr83" draw:text-style-name="P8" draw:layer="layout" svg:x1="13.8cm" svg:y1="2cm" svg:x2="14.2cm" svg:y2="3cm">
            <text:p/>
          </draw:line>
          <draw:line draw:style-name="gr83" draw:text-style-name="P8" draw:layer="layout" svg:x1="13.2cm" svg:y1="2cm" svg:x2="13.8cm" svg:y2="2cm">
            <text:p/>
          </draw:line>
        </draw:g>
        <draw:g>
          <draw:line draw:style-name="gr83" draw:text-style-name="P8" draw:layer="layout" svg:x1="16.2cm" svg:y1="3cm" svg:x2="16.8cm" svg:y2="3cm">
            <text:p/>
          </draw:line>
          <draw:line draw:style-name="gr83" draw:text-style-name="P8" draw:layer="layout" svg:x1="15.2cm" svg:y1="2cm" svg:x2="14.8cm" svg:y2="3cm">
            <text:p/>
          </draw:line>
          <draw:line draw:style-name="gr83" draw:text-style-name="P8" draw:layer="layout" svg:x1="15.8cm" svg:y1="2cm" svg:x2="16.2cm" svg:y2="3cm">
            <text:p/>
          </draw:line>
          <draw:line draw:style-name="gr83" draw:text-style-name="P8" draw:layer="layout" svg:x1="15.2cm" svg:y1="2cm" svg:x2="15.8cm" svg:y2="2cm">
            <text:p/>
          </draw:line>
        </draw:g>
        <draw:frame draw:style-name="gr87" draw:text-style-name="P13" draw:layer="layout" svg:width="1.772cm" svg:height="1.085cm" svg:x="5.2cm" svg:y="4cm">
          <draw:text-box>
            <text:p><text:span text:style-name="T4">器件</text:span></text:p>
          </draw:text-box>
        </draw:frame>
        <draw:frame draw:style-name="gr87" draw:text-style-name="P13" draw:layer="layout" svg:width="1.772cm" svg:height="1.085cm" svg:x="5.228cm" svg:y="5.6cm">
          <draw:text-box>
            <text:p><text:span text:style-name="T4">端口</text:span></text:p>
          </draw:text-box>
        </draw:frame>
        <draw:g>
          <draw:line draw:style-name="gr83" draw:text-style-name="P8" draw:layer="layout" svg:x1="9.4cm" svg:y1="5.5cm" svg:x2="10.6cm" svg:y2="5.5cm">
            <text:p/>
          </draw:line>
          <draw:line draw:style-name="gr83" draw:text-style-name="P8" draw:layer="layout" svg:x1="9cm" svg:y1="6cm" svg:x2="9.4cm" svg:y2="5.5cm">
            <text:p/>
          </draw:line>
          <draw:line draw:style-name="gr83" draw:text-style-name="P8" draw:layer="layout" svg:x1="9.4cm" svg:y1="6.5cm" svg:x2="9cm" svg:y2="6cm">
            <text:p/>
          </draw:line>
          <draw:line draw:style-name="gr83" draw:text-style-name="P8" draw:layer="layout" svg:x1="9.4cm" svg:y1="6.5cm" svg:x2="10.6cm" svg:y2="6.5cm">
            <text:p/>
          </draw:line>
          <draw:line draw:style-name="gr83" draw:text-style-name="P8" draw:layer="layout" svg:x1="11cm" svg:y1="6cm" svg:x2="10.6cm" svg:y2="5.5cm">
            <text:p/>
          </draw:line>
          <draw:line draw:style-name="gr83" draw:text-style-name="P8" draw:layer="layout" svg:x1="10.6cm" svg:y1="6.5cm" svg:x2="11cm" svg:y2="6cm">
            <text:p/>
          </draw:line>
        </draw:g>
        <draw:frame draw:style-name="gr84" draw:text-style-name="P35" draw:layer="layout" svg:width="1.239cm" svg:height="0.734cm" svg:x="9.4cm" svg:y="5.766cm">
          <draw:text-box>
            <text:p><text:span text:style-name="T8">取指</text:span></text:p>
          </draw:text-box>
        </draw:frame>
        <draw:g>
          <draw:line draw:style-name="gr83" draw:text-style-name="P8" draw:layer="layout" svg:x1="11.4cm" svg:y1="7cm" svg:x2="12.6cm" svg:y2="7cm">
            <text:p/>
          </draw:line>
          <draw:line draw:style-name="gr83" draw:text-style-name="P8" draw:layer="layout" svg:x1="11cm" svg:y1="7.5cm" svg:x2="11.4cm" svg:y2="7cm">
            <text:p/>
          </draw:line>
          <draw:line draw:style-name="gr83" draw:text-style-name="P8" draw:layer="layout" svg:x1="11.4cm" svg:y1="8cm" svg:x2="11cm" svg:y2="7.5cm">
            <text:p/>
          </draw:line>
          <draw:line draw:style-name="gr83" draw:text-style-name="P8" draw:layer="layout" svg:x1="11.4cm" svg:y1="8cm" svg:x2="12.6cm" svg:y2="8cm">
            <text:p/>
          </draw:line>
          <draw:line draw:style-name="gr83" draw:text-style-name="P8" draw:layer="layout" svg:x1="13cm" svg:y1="7.5cm" svg:x2="12.6cm" svg:y2="7cm">
            <text:p/>
          </draw:line>
          <draw:line draw:style-name="gr83" draw:text-style-name="P8" draw:layer="layout" svg:x1="12.6cm" svg:y1="8cm" svg:x2="13cm" svg:y2="7.5cm">
            <text:p/>
          </draw:line>
        </draw:g>
        <draw:g>
          <draw:line draw:style-name="gr83" draw:text-style-name="P8" draw:layer="layout" svg:x1="13.4cm" svg:y1="7cm" svg:x2="14.6cm" svg:y2="7cm">
            <text:p/>
          </draw:line>
          <draw:line draw:style-name="gr83" draw:text-style-name="P8" draw:layer="layout" svg:x1="13cm" svg:y1="7.5cm" svg:x2="13.4cm" svg:y2="7cm">
            <text:p/>
          </draw:line>
          <draw:line draw:style-name="gr83" draw:text-style-name="P8" draw:layer="layout" svg:x1="13.4cm" svg:y1="8cm" svg:x2="13cm" svg:y2="7.5cm">
            <text:p/>
          </draw:line>
          <draw:line draw:style-name="gr83" draw:text-style-name="P8" draw:layer="layout" svg:x1="13.4cm" svg:y1="8cm" svg:x2="14.6cm" svg:y2="8cm">
            <text:p/>
          </draw:line>
          <draw:line draw:style-name="gr83" draw:text-style-name="P8" draw:layer="layout" svg:x1="15cm" svg:y1="7.5cm" svg:x2="14.6cm" svg:y2="7cm">
            <text:p/>
          </draw:line>
          <draw:line draw:style-name="gr83" draw:text-style-name="P8" draw:layer="layout" svg:x1="14.6cm" svg:y1="8cm" svg:x2="15cm" svg:y2="7.5cm">
            <text:p/>
          </draw:line>
        </draw:g>
        <draw:frame draw:style-name="gr84" draw:text-style-name="P35" draw:layer="layout" svg:width="1.239cm" svg:height="0.734cm" svg:x="11.4cm" svg:y="7.266cm">
          <draw:text-box>
            <text:p><text:span text:style-name="T8">取指</text:span></text:p>
          </draw:text-box>
        </draw:frame>
        <draw:frame draw:style-name="gr84" draw:text-style-name="P35" draw:layer="layout" svg:width="1.239cm" svg:height="0.734cm" svg:x="13.4cm" svg:y="7.266cm">
          <draw:text-box>
            <text:p><text:span text:style-name="T8">器件</text:span></text:p>
          </draw:text-box>
        </draw:frame>
        <draw:g>
          <draw:line draw:style-name="gr83" draw:text-style-name="P8" draw:layer="layout" svg:x1="15.4cm" svg:y1="8.5cm" svg:x2="16.6cm" svg:y2="8.5cm">
            <text:p/>
          </draw:line>
          <draw:line draw:style-name="gr83" draw:text-style-name="P8" draw:layer="layout" svg:x1="15cm" svg:y1="9cm" svg:x2="15.4cm" svg:y2="8.5cm">
            <text:p/>
          </draw:line>
          <draw:line draw:style-name="gr83" draw:text-style-name="P8" draw:layer="layout" svg:x1="15.4cm" svg:y1="9.5cm" svg:x2="15cm" svg:y2="9cm">
            <text:p/>
          </draw:line>
          <draw:line draw:style-name="gr83" draw:text-style-name="P8" draw:layer="layout" svg:x1="15.4cm" svg:y1="9.5cm" svg:x2="16.6cm" svg:y2="9.5cm">
            <text:p/>
          </draw:line>
          <draw:line draw:style-name="gr83" draw:text-style-name="P8" draw:layer="layout" svg:x1="17cm" svg:y1="9cm" svg:x2="16.6cm" svg:y2="8.5cm">
            <text:p/>
          </draw:line>
          <draw:line draw:style-name="gr83" draw:text-style-name="P8" draw:layer="layout" svg:x1="16.6cm" svg:y1="9.5cm" svg:x2="17cm" svg:y2="9cm">
            <text:p/>
          </draw:line>
        </draw:g>
        <draw:frame draw:style-name="gr84" draw:text-style-name="P35" draw:layer="layout" svg:width="1.239cm" svg:height="0.734cm" svg:x="15.4cm" svg:y="8.766cm">
          <draw:text-box>
            <text:p><text:span text:style-name="T8">端口</text:span></text:p>
          </draw:text-box>
        </draw:frame>
        <draw:g>
          <draw:line draw:style-name="gr83" draw:text-style-name="P8" draw:layer="layout" svg:x1="17.4cm" svg:y1="8.5cm" svg:x2="18.6cm" svg:y2="8.5cm">
            <text:p/>
          </draw:line>
          <draw:line draw:style-name="gr83" draw:text-style-name="P8" draw:layer="layout" svg:x1="17cm" svg:y1="9cm" svg:x2="17.4cm" svg:y2="8.5cm">
            <text:p/>
          </draw:line>
          <draw:line draw:style-name="gr83" draw:text-style-name="P8" draw:layer="layout" svg:x1="17.4cm" svg:y1="9.5cm" svg:x2="17cm" svg:y2="9cm">
            <text:p/>
          </draw:line>
          <draw:line draw:style-name="gr83" draw:text-style-name="P8" draw:layer="layout" svg:x1="17.4cm" svg:y1="9.5cm" svg:x2="18.6cm" svg:y2="9.5cm">
            <text:p/>
          </draw:line>
          <draw:line draw:style-name="gr83" draw:text-style-name="P8" draw:layer="layout" svg:x1="19cm" svg:y1="9cm" svg:x2="18.6cm" svg:y2="8.5cm">
            <text:p/>
          </draw:line>
          <draw:line draw:style-name="gr83" draw:text-style-name="P8" draw:layer="layout" svg:x1="18.6cm" svg:y1="9.5cm" svg:x2="19cm" svg:y2="9cm">
            <text:p/>
          </draw:line>
        </draw:g>
        <draw:frame draw:style-name="gr88" draw:text-style-name="P35" draw:layer="layout" svg:width="1.278cm" svg:height="1.217cm" svg:x="17.423cm" svg:y="8.383cm">
          <draw:text-box>
            <text:p><text:span text:style-name="T8">运算</text:span></text:p>
            <text:p><text:span text:style-name="T11">or</text:span><text:span text:style-name="T8">空</text:span></text:p>
          </draw:text-box>
        </draw:frame>
        <draw:g>
          <draw:line draw:style-name="gr83" draw:text-style-name="P8" draw:layer="layout" svg:x1="13.4cm" svg:y1="8.5cm" svg:x2="14.6cm" svg:y2="8.5cm">
            <text:p/>
          </draw:line>
          <draw:line draw:style-name="gr83" draw:text-style-name="P8" draw:layer="layout" svg:x1="13cm" svg:y1="9cm" svg:x2="13.4cm" svg:y2="8.5cm">
            <text:p/>
          </draw:line>
          <draw:line draw:style-name="gr83" draw:text-style-name="P8" draw:layer="layout" svg:x1="13.4cm" svg:y1="9.5cm" svg:x2="13cm" svg:y2="9cm">
            <text:p/>
          </draw:line>
          <draw:line draw:style-name="gr83" draw:text-style-name="P8" draw:layer="layout" svg:x1="13.4cm" svg:y1="9.5cm" svg:x2="14.6cm" svg:y2="9.5cm">
            <text:p/>
          </draw:line>
          <draw:line draw:style-name="gr83" draw:text-style-name="P8" draw:layer="layout" svg:x1="15cm" svg:y1="9cm" svg:x2="14.6cm" svg:y2="8.5cm">
            <text:p/>
          </draw:line>
          <draw:line draw:style-name="gr83" draw:text-style-name="P8" draw:layer="layout" svg:x1="14.6cm" svg:y1="9.5cm" svg:x2="15cm" svg:y2="9cm">
            <text:p/>
          </draw:line>
        </draw:g>
        <draw:frame draw:style-name="gr84" draw:text-style-name="P35" draw:layer="layout" svg:width="1.239cm" svg:height="0.734cm" svg:x="13.4cm" svg:y="8.766cm">
          <draw:text-box>
            <text:p><text:span text:style-name="T8">取指</text:span></text:p>
          </draw:text-box>
        </draw:frame>
        <draw:line draw:style-name="gr89" draw:text-style-name="P8" draw:layer="layout" svg:x1="13cm" svg:y1="1.5cm" svg:x2="13cm" svg:y2="12.5cm">
          <text:p/>
        </draw:line>
        <draw:frame draw:style-name="gr86" draw:text-style-name="P35" draw:layer="layout" svg:width="1.239cm" svg:height="1.217cm" svg:x="12.4cm" svg:y="0.5cm">
          <draw:text-box>
            <text:p><text:span text:style-name="T8">读取</text:span></text:p>
            <text:p><text:span text:style-name="T8">数据</text:span></text:p>
          </draw:text-box>
        </draw:frame>
        <draw:frame draw:style-name="gr90" draw:text-style-name="P13" draw:layer="layout" svg:width="3.042cm" svg:height="1.085cm" svg:x="2cm" svg:y="4cm">
          <draw:text-box>
            <text:p><text:span text:style-name="T4">读寄存器</text:span></text:p>
          </draw:text-box>
        </draw:frame>
        <draw:frame draw:style-name="gr86" draw:text-style-name="P35" draw:layer="layout" svg:width="1.239cm" svg:height="1.217cm" svg:x="14.5cm" svg:y="0.5cm">
          <draw:text-box>
            <text:p><text:span text:style-name="T8">数据</text:span></text:p>
            <text:p><text:span text:style-name="T8">有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7-28T14:37:42.903000000</dc:date>
    <meta:editing-duration>P1DT23H22M44S</meta:editing-duration>
    <meta:editing-cycles>112</meta:editing-cycles>
    <meta:generator>LibreOffice/5.0.5.2$Windows_x86 LibreOffice_project/55b006a02d247b5f7215fc6ea0fde844b30035b3</meta:generator>
    <meta:document-statistic meta:object-count="454"/>
  </office:meta>
</office:document-meta>
</file>